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full-path="Object 23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80808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cm" fo:min-width="19.359cm"/>
    </style:style>
    <style:style style:name="gr6" style:family="graphic" style:parent-style-name="standard">
      <style:graphic-properties draw:fill="solid" draw:fill-color="#e6e6e6" draw:textarea-horizontal-align="center" draw:textarea-vertical-align="middle"/>
    </style:style>
    <style:style style:name="gr7" style:family="graphic" style:parent-style-name="standard">
      <style:graphic-properties svg:stroke-width="0.2cm" svg:stroke-color="#80808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r2" style:family="presentation" style:parent-style-name="Padrão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40pt"/>
    </style:style>
    <style:style style:name="P2" style:family="paragraph">
      <style:text-properties fo:font-size="40pt"/>
    </style:style>
    <style:style style:name="P3" style:family="paragraph">
      <style:paragraph-properties fo:margin-left="0cm" fo:margin-right="0cm" fo:text-indent="0cm"/>
      <style:text-properties fo:color="#999999"/>
    </style:style>
    <style:style style:name="P4" style:family="paragraph">
      <style:paragraph-properties fo:margin-left="0cm" fo:margin-right="0cm" text:enable-numbering="true" fo:text-indent="0cm"/>
      <style:text-properties fo:font-size="26pt"/>
    </style:style>
    <style:style style:name="P5" style:family="paragraph">
      <style:paragraph-properties text:enable-numbering="true"/>
      <style:text-properties fo:font-size="2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size="22pt"/>
    </style:style>
    <style:style style:name="P8" style:family="paragraph">
      <style:text-properties fo:font-size="22pt"/>
    </style:style>
    <style:style style:name="P9" style:family="paragraph">
      <style:paragraph-properties fo:margin-left="0cm" fo:margin-right="0cm" fo:text-indent="0cm"/>
      <style:text-properties fo:font-size="20pt"/>
    </style:style>
    <style:style style:name="P10" style:family="paragraph">
      <style:text-properties fo:font-size="20p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text:enable-numbering="false" fo:text-indent="0cm"/>
      <style:text-properties fo:font-size="22pt"/>
    </style:style>
    <style:style style:name="T1" style:family="text">
      <style:text-properties fo:font-size="40pt"/>
    </style:style>
    <style:style style:name="T2" style:family="text">
      <style:text-properties fo:color="#999999"/>
    </style:style>
    <style:style style:name="T3" style:family="text">
      <style:text-properties fo:font-size="26pt"/>
    </style:style>
    <style:style style:name="T4" style:family="text">
      <style:text-properties fo:font-size="22pt"/>
    </style:style>
    <style:style style:name="T5" style:family="text">
      <style:text-properties fo:font-size="20pt"/>
    </style:style>
    <style:style style:name="T6" style:family="text">
      <style:text-properties fo:font-family="'Times New Roman'" style:font-style-name="Regular" style:font-family-generic="roman" style:font-pitch="variable" fo:font-size="20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7" style:family="text">
      <style:text-properties fo:font-family="'Times New Roman'" style:font-family-generic="roman" style:font-pitch="variable" fo:font-size="20pt" fo:font-style="italic"/>
    </style:style>
    <style:style style:name="T8" style:family="text">
      <style:text-properties fo:font-family="'Times New Roman'" style:font-style-name="Regular" style:font-family-generic="roman" style:font-pitch="variable" fo:font-size="20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9" style:family="text">
      <style:text-properties fo:font-size="22pt" fo:font-weight="bold"/>
    </style:style>
    <style:style style:name="T10" style:family="text">
      <style:text-properties fo:font-family="'Times New Roman'" style:font-family-generic="roman" style:font-pitch="variable" fo:font-size="22pt" fo:font-style="normal"/>
    </style:style>
    <style:style style:name="T11" style:family="text">
      <style:text-properties fo:font-family="'Times New Roman'" style:font-family-generic="roman" style:font-pitch="variable" fo:font-size="22pt"/>
    </style:style>
    <style:style style:name="T12" style:family="text">
      <style:text-properties fo:font-family="'Times New Roman'" style:font-family-generic="roman" style:font-pitch="variable" fo:font-size="22pt"/>
    </style:style>
    <style:style style:name="T13" style:family="text">
      <style:text-properties fo:font-family="'Times New Roman'" style:font-style-name="Regular" style:font-family-generic="roman" style:font-pitch="variable" fo:font-size="22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14" style:family="text">
      <style:text-properties fo:font-family="Arial" style:font-family-generic="roman" style:font-pitch="variable" fo:font-size="22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15" style:family="text">
      <style:text-properties fo:font-family="Arial" style:font-family-generic="roman" style:font-pitch="variable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16" style:family="text">
      <style:text-properties style:text-position="super 58%" fo:font-family="Arial" style:font-family-generic="roman" style:font-pitch="variable" fo:font-size="22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17" style:family="text">
      <style:text-properties fo:font-family="'Times New Roman'" style:font-family-generic="roman" style:font-pitch="variable" fo:font-size="22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18" style:family="text">
      <style:text-properties fo:font-family="Arial" style:font-family-generic="roman" style:font-pitch="variable" fo:font-size="22pt" fo:font-weight="bold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19" style:family="text">
      <style:text-properties fo:font-family="'Times New Roman'" style:font-style-name="Regular" style:font-family-generic="roman" style:font-pitch="variable" fo:font-size="24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20" style:family="text">
      <style:text-properties fo:font-family="'Times New Roman'" style:font-family-generic="roman" style:font-pitch="variable" fo:font-size="24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21" style:family="text">
      <style:text-properties fo:font-family="'Times New Roman'" style:font-style-name="Regular" style:font-family-generic="roman" style:font-pitch="variable" fo:font-size="24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22" style:family="text">
      <style:text-properties fo:font-family="'Times New Roman'" style:font-family-generic="roman" style:font-pitch="variable" fo:font-size="24pt"/>
    </style:style>
    <style:style style:name="T23" style:family="text">
      <style:text-properties fo:font-family="'Times New Roman'" style:font-family-generic="roman" style:font-pitch="variable" fo:font-size="24pt" fo:font-style="italic"/>
    </style:style>
    <style:style style:name="T24" style:family="text">
      <style:text-properties style:text-position="-34% 90%" fo:font-family="'Times New Roman'" style:font-family-generic="roman" style:font-pitch="variable" fo:font-size="24pt" fo:font-style="italic" style:font-size-asian="18pt" style:font-size-complex="18pt"/>
    </style:style>
    <style:style style:name="T25" style:family="text">
      <style:text-properties fo:font-family="Arial" style:font-family-generic="roman" style:font-pitch="variable" fo:font-size="22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26" style:family="text">
      <style:text-properties fo:font-family="'Times New Roman'" style:font-family-generic="roman" style:font-pitch="variable" fo:font-size="22pt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27" style:family="text">
      <style:text-properties fo:font-family="Arial" style:font-family-generic="roman" style:font-pitch="variable" fo:font-size="22pt" fo:font-weight="bold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style:style style:name="T28" style:family="text">
      <style:text-properties fo:font-family="Arial" style:font-family-generic="roman" style:font-pitch="variable" fo:font-size="22pt" fo:font-style="italic" style:font-family-asian="'Times New Roman'" style:font-style-name-asian="Regular" style:font-family-generic-asian="roman" style:font-pitch-asian="variable" style:font-family-complex="'Times New Roman'" style:font-style-name-complex="Regular" style:font-family-generic-complex="roman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frame draw:style-name="gr1" draw:text-style-name="P2" draw:layer="layout" svg:width="24.873cm" svg:height="3.401cm" svg:x="1.111cm" svg:y="4.081cm">
          <draw:text-box>
            <text:p text:style-name="P1"><text:span text:style-name="T1">Um método numérico para resolver as </text:span></text:p>
            <text:p text:style-name="P1"><text:span text:style-name="T1">equações completas de Navier-Stokes</text:span></text:p>
          </draw:text-box>
        </draw:frame>
        <draw:frame draw:style-name="gr2" draw:text-style-name="P3" draw:layer="layout" svg:width="16.923cm" svg:height="0.962cm" svg:x="0.5cm" svg:y="0.5cm">
          <draw:text-box>
            <text:p text:style-name="P3"><text:span text:style-name="T2">PAD Dinâmica dos Fluidos Computacional – ICEx / UFMG</text:span></text:p>
          </draw:text-box>
        </draw:frame>
        <draw:frame draw:style-name="gr1" draw:text-style-name="P5" draw:layer="layout" svg:width="18.214cm" svg:height="3.326cm" svg:x="4.3cm" svg:y="10.945cm">
          <draw:text-box>
            <text:list text:style-name="L1">
              <text:list-item>
                <text:p text:style-name="P4"><text:span text:style-name="T3"><text:s/></text:span><text:span text:style-name="T3">Utiliza a técnica de volumes finitos;</text:span></text:p>
              </text:list-item>
            </text:list>
            <text:list text:style-name="L1">
              <text:list-item>
                <text:p text:style-name="P4"><text:span text:style-name="T3"><text:s/></text:span><text:span text:style-name="T3">É um método iterativo (Iteração de Picard);</text:span></text:p>
              </text:list-item>
            </text:list>
            <text:list text:style-name="L1">
              <text:list-item>
                <text:p text:style-name="P4"><text:span text:style-name="T3"><text:s/></text:span><text:span text:style-name="T3">Usa malhas não-”staggered”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frame draw:style-name="gr1" draw:text-style-name="P8" draw:layer="layout" svg:width="18.701cm" svg:height="1.119cm" svg:x="1.351cm" svg:y="2.7cm">
          <draw:text-box>
            <text:p text:style-name="P7"><text:span text:style-name="T4">Seja a forma vetorial das equações de Navier-Stokes:</text:span></text:p>
          </draw:text-box>
        </draw:frame>
        <draw:frame draw:style-name="gr4" draw:layer="layout" svg:width="10.344cm" svg:height="2.491cm" svg:x="8.66cm" svg:y="4.26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8" draw:layer="layout" svg:width="2.576cm" svg:height="1.119cm" svg:x="1.352cm" svg:y="8.201cm">
          <draw:text-box>
            <text:p text:style-name="P7"><text:span text:style-name="T4">Onde:</text:span></text:p>
          </draw:text-box>
        </draw:frame>
        <draw:frame draw:style-name="gr4" draw:layer="layout" svg:width="27.164cm" svg:height="4.586cm" svg:x="0.471cm" svg:y="9.73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>
        <office:forms form:automatic-focus="false" form:apply-design-mode="false"/>
        <draw:frame draw:style-name="gr1" draw:text-style-name="P8" draw:layer="layout" svg:width="26.863cm" svg:height="1.119cm" svg:x="0.637cm" svg:y="0.481cm">
          <draw:text-box>
            <text:p text:style-name="P7"><text:span text:style-name="T4">A idéia inicial é integrar as equações em cada volume de controle do domínio:</text:span></text:p>
          </draw:text-box>
        </draw:frame>
        <draw:frame draw:style-name="gr4" draw:layer="layout" svg:width="21.222cm" svg:height="2.586cm" svg:x="3.389cm" svg:y="2.3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0" draw:layer="layout" svg:width="25.157cm" svg:height="1.038cm" svg:x="0.8cm" svg:y="5.7cm">
          <draw:text-box>
            <text:p text:style-name="P9"><text:span text:style-name="T5">Utilizando o teorema da divergência nas duas últimas integrais e avaliando-as:</text:span></text:p>
          </draw:text-box>
        </draw:frame>
        <draw:frame draw:style-name="gr4" draw:layer="layout" svg:width="25.956cm" svg:height="2.528cm" svg:x="1.022cm" svg:y="7.237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0" draw:layer="layout" svg:width="24.382cm" svg:height="1.833cm" svg:x="1cm" svg:y="10.7cm">
          <draw:text-box>
            <text:p text:style-name="P9"><text:span text:style-name="T5">Onde </text:span><text:span text:style-name="T6">δ</text:span><text:span text:style-name="T5">A é a área da face do volume de controle considerado. Avaliando as </text:span></text:p>
            <text:p text:style-name="P9"><text:span text:style-name="T5">integrais para o tempo </text:span><text:span text:style-name="T7">t = n+1</text:span><text:span text:style-name="T5">, teremos: <text:s/></text:span></text:p>
          </draw:text-box>
        </draw:frame>
        <draw:frame draw:style-name="gr4" draw:layer="layout" svg:width="24.081cm" svg:height="1.184cm" svg:x="1.96cm" svg:y="13.22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0" draw:layer="layout" svg:width="18.38cm" svg:height="1.042cm" svg:x="0.959cm" svg:y="15.3cm">
          <draw:text-box>
            <text:p text:style-name="P9"><text:span text:style-name="T5">Considerando </text:span><text:span text:style-name="T8">δV/δA = δL</text:span><text:span text:style-name="T5">, obtemos a forma discretizada:</text:span></text:p>
          </draw:text-box>
        </draw:frame>
        <draw:frame draw:style-name="gr4" draw:layer="layout" svg:width="18.639cm" svg:height="2.234cm" svg:x="4.681cm" svg:y="17.016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>
        <office:forms form:automatic-focus="false" form:apply-design-mode="false"/>
        <draw:frame draw:style-name="gr1" draw:text-style-name="P8" draw:layer="layout" svg:width="24.585cm" svg:height="1.987cm" svg:x="0.665cm" svg:y="0.638cm">
          <draw:text-box>
            <text:p text:style-name="P7"><text:span text:style-name="T4">Utilizando a discretização encontrada para </text:span><text:span text:style-name="T9">U</text:span><text:span text:style-name="T4">, avaliamos coordenada a </text:span></text:p>
            <text:p text:style-name="P7"><text:span text:style-name="T4">coordenada os vetores </text:span><text:span text:style-name="T9">U</text:span><text:span text:style-name="T4">, </text:span><text:span text:style-name="T9">E</text:span><text:span text:style-name="T4">, </text:span><text:span text:style-name="T9">F</text:span><text:span text:style-name="T4">:</text:span></text:p>
          </draw:text-box>
        </draw:frame>
        <draw:frame draw:style-name="gr4" draw:layer="layout" svg:width="22.989cm" svg:height="2.293cm" svg:x="2.823cm" svg:y="2.969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27.121cm" svg:height="2.859cm" svg:x="0.5cm" svg:y="6.7cm">
          <draw:text-box>
            <text:p text:style-name="P11"><text:span text:style-name="T4">Observar que a discretização acima é implícita. Através da iteração de Picard, </text:span></text:p>
            <text:p text:style-name="P11"><text:span text:style-name="T4">podemos resolver o problema da não-linearidade, introduzindo um sobrescrito </text:span></text:p>
            <text:p text:style-name="P11"><text:span text:style-name="T10">k</text:span><text:span text:style-name="T4"> para cada variável a ser calculada, tal que</text:span>:</text:p>
          </draw:text-box>
        </draw:frame>
        <draw:frame draw:style-name="gr4" draw:layer="layout" svg:width="17.11cm" svg:height="1.999cm" svg:x="5.445cm" svg:y="10.03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8" draw:layer="layout" svg:width="25.712cm" svg:height="1.987cm" svg:x="0.613cm" svg:y="13.4cm">
          <draw:text-box>
            <text:p text:style-name="P7"><text:span text:style-name="T4">Desta forma a discretização fica implícita no tempo mas explícita em cada </text:span></text:p>
            <text:p text:style-name="P7"><text:span text:style-name="T4">passo da iteração de Picard:</text:span></text:p>
          </draw:text-box>
        </draw:frame>
        <draw:frame draw:style-name="gr4" draw:layer="layout" svg:width="25.871cm" svg:height="2.352cm" svg:x="1.47cm" svg:y="16.481cm"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1" draw:text-style-name="P8" draw:layer="layout" svg:width="26.025cm" svg:height="1.995cm" svg:x="0.828cm" svg:y="0.8cm">
          <draw:text-box>
            <text:p text:style-name="P7"><text:span text:style-name="T4">Como exemplo, no passo </text:span><text:span text:style-name="T11">k = 0</text:span><text:span text:style-name="T4"> e no tempo </text:span><text:span text:style-name="T11">t = 0</text:span><text:span text:style-name="T4">, todas as variáveis estão </text:span></text:p>
            <text:p text:style-name="P7"><text:span text:style-name="T4">determinadas, portanto a densidade em </text:span><text:span text:style-name="T11">t = 1, </text:span><text:span text:style-name="T12">k = 1</text:span><text:span text:style-name="T4"> é calculada diretamente:</text:span></text:p>
          </draw:text-box>
        </draw:frame>
        <draw:frame draw:style-name="gr4" draw:layer="layout" svg:width="18.463cm" svg:height="2.354cm" svg:x="4.769cm" svg:y="3.3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text-style-name="P11" draw:layer="layout" svg:width="26.749cm" svg:height="3.8cm" svg:x="0.61cm" svg:y="6.7cm">
          <draw:text-box>
            <text:p text:style-name="P11"><text:span text:style-name="T4">Os valores das variáveis nas faces </text:span><text:span text:style-name="T11">w</text:span><text:span text:style-name="T4">, </text:span><text:span text:style-name="T11">e</text:span><text:span text:style-name="T4">, </text:span><text:span text:style-name="T11">s</text:span><text:span text:style-name="T4">, </text:span><text:span text:style-name="T11">n</text:span><text:span text:style-name="T4"> são obtidos por interpolação dos</text:span></text:p>
            <text:p text:style-name="P11"><text:span text:style-name="T4">valores destas propriedades no centro dos volumes de controle. Os passos k </text:span></text:p>
            <text:p text:style-name="P11"><text:span text:style-name="T4">são repetidos até que o erro de </text:span><text:span text:style-name="T13">ρ</text:span><text:span text:style-name="T14"> seja desprezível:</text:span><text:span text:style-name="T15"> </text:span></text:p>
          </draw:text-box>
        </draw:frame>
        <draw:frame draw:style-name="gr4" draw:layer="layout" svg:width="20.684cm" svg:height="2.354cm" svg:x="3.658cm" svg:y="10.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8" draw:layer="layout" svg:width="27.143cm" svg:height="3.756cm" svg:x="0.533cm" svg:y="13.9cm">
          <draw:text-box>
            <text:p text:style-name="P11"><text:span text:style-name="T4">A equação acima não pode ser resolvida diretamente, porque apesar de </text:span></text:p>
            <text:p text:style-name="P11"><text:span text:style-name="T4">haver um valor numérico para </text:span><text:span text:style-name="T13">ρ</text:span><text:span text:style-name="T16">1,1</text:span><text:span text:style-name="T14">, não temos o correspondente para </text:span><text:span text:style-name="T17">u</text:span><text:span text:style-name="T16">1,1</text:span><text:span text:style-name="T14"> e </text:span><text:span text:style-name="T17">v</text:span><text:span text:style-name="T16">1,1</text:span><text:span text:style-name="T14">. </text:span></text:p>
            <text:p text:style-name="P11"><text:span text:style-name="T14">Torna-se necessário então um procedimento semelhante utilizando a próxima </text:span></text:p>
            <text:p text:style-name="P11"><text:span text:style-name="T14">coordenada dos vetores </text:span><text:span text:style-name="T18">U</text:span><text:span text:style-name="T14">, </text:span><text:span text:style-name="T18">E</text:span><text:span text:style-name="T14">, </text:span><text:span text:style-name="T18">F</text:span><text:span text:style-name="T14">.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>
        <office:forms form:automatic-focus="false" form:apply-design-mode="false"/>
        <draw:frame draw:style-name="gr1" draw:text-style-name="P8" draw:layer="layout" svg:width="21.918cm" svg:height="1.987cm" svg:x="1.455cm" svg:y="0.5cm">
          <draw:text-box>
            <text:p text:style-name="P11"><text:span text:style-name="T4">Repetindo a forma discretizada do vetor U para a sua segunda </text:span></text:p>
            <text:p text:style-name="P11"><text:span text:style-name="T4">coordenada, temos:</text:span></text:p>
          </draw:text-box>
        </draw:frame>
        <draw:frame draw:style-name="gr4" draw:layer="layout" svg:width="25.275cm" svg:height="4.869cm" svg:x="1.8cm" svg:y="3.175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8" draw:layer="layout" svg:width="25.005cm" svg:height="2.923cm" svg:x="1cm" svg:y="9.477cm">
          <draw:text-box>
            <text:p text:style-name="P11"><text:span text:style-name="T4">Semelhantemente, em t = 1, k = 1, o produto (</text:span><text:span text:style-name="T19">ρ </text:span><text:span text:style-name="T20">u)</text:span><text:span text:style-name="T14"> pode ser diretamente </text:span></text:p>
            <text:p text:style-name="P11"><text:span text:style-name="T14">calculado e as derivadas espaciais nas tensões são calculadas por </text:span></text:p>
            <text:p text:style-name="P11"><text:span text:style-name="T14">diferenças finitas:</text:span></text:p>
          </draw:text-box>
        </draw:frame>
        <draw:frame draw:style-name="gr4" draw:layer="layout" svg:width="20.723cm" svg:height="4.863cm" svg:x="3.225cm" svg:y="13.131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>
        <office:forms form:automatic-focus="false" form:apply-design-mode="false"/>
        <draw:frame draw:style-name="gr1" draw:text-style-name="P8" draw:layer="layout" svg:width="15.31cm" svg:height="1.187cm" svg:x="1.3cm" svg:y="0.8cm">
          <draw:text-box>
            <text:p text:style-name="P11"><text:span text:style-name="T4">Tendo (</text:span><text:span text:style-name="T19">ρ u)</text:span><text:span text:style-name="T4"> determinado, obter </text:span><text:span text:style-name="T21">u</text:span><text:span text:style-name="T4"> é simples:</text:span></text:p>
          </draw:text-box>
        </draw:frame>
        <draw:frame draw:style-name="gr4" draw:layer="layout" svg:width="6.049cm" svg:height="2.729cm" svg:x="10.976cm" svg:y="2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1" draw:text-style-name="P8" draw:layer="layout" svg:width="26.44cm" svg:height="2.055cm" svg:x="1.174cm" svg:y="5.613cm">
          <draw:text-box>
            <text:p text:style-name="P7"><text:span text:style-name="T4">Para obter </text:span><text:span text:style-name="T22">v</text:span><text:span text:style-name="T4">, o procedimento é análogo ao anterior, desta vez considerando </text:span></text:p>
            <text:p text:style-name="P7"><text:span text:style-name="T4">a 3ª coordenada dos vetores </text:span><text:span text:style-name="T9">U</text:span><text:span text:style-name="T4">, </text:span><text:span text:style-name="T9">E</text:span><text:span text:style-name="T4">, </text:span><text:span text:style-name="T9">F:</text:span></text:p>
          </draw:text-box>
        </draw:frame>
        <draw:frame draw:style-name="gr4" draw:layer="layout" svg:width="26.022cm" svg:height="4.863cm" svg:x="0.601cm" svg:y="8.576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4" draw:layer="layout" svg:width="6.333cm" svg:height="2.729cm" svg:x="10.877cm" svg:y="16.301cm">
          <draw:object xlink:href="./Object 16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>
        <office:forms form:automatic-focus="false" form:apply-design-mode="false"/>
        <draw:frame draw:style-name="gr1" draw:text-style-name="P8" draw:layer="layout" svg:width="23.096cm" svg:height="2.323cm" svg:x="1.038cm" svg:y="0.6cm">
          <draw:text-box>
            <text:p text:style-name="P7"><text:span text:style-name="T4">Analogamente a energia interna </text:span><text:span text:style-name="T23">E</text:span><text:span text:style-name="T24">t</text:span><text:span text:style-name="T4"> também é resolvida através da </text:span></text:p>
            <text:p text:style-name="P7"><text:span text:style-name="T4">discretização da 4ª coordenada dos vetores </text:span><text:span text:style-name="T9">U</text:span><text:span text:style-name="T4">, </text:span><text:span text:style-name="T9">E</text:span><text:span text:style-name="T4">, </text:span><text:span text:style-name="T9">F</text:span><text:span text:style-name="T4">:</text:span></text:p>
          </draw:text-box>
        </draw:frame>
        <draw:frame draw:style-name="gr4" draw:layer="layout" svg:width="20.268cm" svg:height="11.155cm" svg:x="3.366cm" svg:y="3.745cm"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>
        <office:forms form:automatic-focus="false" form:apply-design-mode="false"/>
        <draw:frame draw:style-name="gr1" draw:text-style-name="P8" draw:layer="layout" svg:width="23.01cm" svg:height="2.055cm" svg:x="1.4cm" svg:y="0.9cm">
          <draw:text-box>
            <text:p text:style-name="P11"><text:span text:style-name="T4">Para obter a energia interna </text:span><text:span text:style-name="T23">e</text:span><text:span text:style-name="T4"> basta decodificar o resultado obtido </text:span></text:p>
            <text:p text:style-name="P11"><text:span text:style-name="T4">anteriormente:</text:span></text:p>
          </draw:text-box>
        </draw:frame>
        <draw:frame draw:style-name="gr4" draw:layer="layout" svg:width="13.582cm" svg:height="2.881cm" svg:x="7.209cm" svg:y="3.398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1" draw:text-style-name="P8" draw:layer="layout" svg:width="26.571cm" svg:height="1.987cm" svg:x="1.1cm" svg:y="7.1cm">
          <draw:text-box>
            <text:p text:style-name="P7"><text:span text:style-name="T4">O restante das variáveis do fluido podem ser calculados por simples ajustes, </text:span></text:p>
            <text:p text:style-name="P7"><text:span text:style-name="T4">tais como a equação de estado.</text:span></text:p>
          </draw:text-box>
        </draw:frame>
        <draw:frame draw:style-name="gr4" draw:layer="layout" svg:width="5.15cm" svg:height="2.698cm" svg:x="4.889cm" svg:y="9.943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4" draw:layer="layout" svg:width="7.689cm" svg:height="1.267cm" svg:x="15.411cm" svg:y="10.4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4" draw:layer="layout" svg:width="12.716cm" svg:height="3.095cm" svg:x="1.584cm" svg:y="14.5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4" draw:layer="layout" svg:width="5.022cm" svg:height="2.69cm" svg:x="18.7cm" svg:y="14.71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>
        <office:forms form:automatic-focus="false" form:apply-design-mode="false"/>
        <draw:rect draw:style-name="gr6" draw:text-style-name="P12" draw:layer="layout" svg:width="27cm" svg:height="17cm" svg:x="0.5cm" svg:y="3cm">
          <text:p text:style-name="P11"/>
        </draw:rect>
        <draw:frame draw:style-name="gr1" draw:text-style-name="P8" draw:layer="layout" svg:width="26.592cm" svg:height="18.495cm" svg:x="0.8cm" svg:y="0.6cm">
          <draw:text-box>
            <text:p text:style-name="P7"><text:span text:style-name="T4">Um esboço para o algoritmo, seria, de acordo com os detalhes </text:span></text:p>
            <text:p text:style-name="P7"><text:span text:style-name="T4">anteriormente explicados:</text:span></text:p>
            <text:p text:style-name="P7"><text:span text:style-name="T4"/></text:p>
            <text:p text:style-name="P13"><text:span text:style-name="T4">Receber todos os valores iniciais e de fronteira das variáveis;</text:span></text:p>
            <text:p text:style-name="P13"><text:span text:style-name="T4"/></text:p>
            <text:p text:style-name="P13"><text:span text:style-name="T4">Iteração de Picard:</text:span></text:p>
            <text:p text:style-name="P13"><text:span text:style-name="T4"><text:s text:c="5"/></text:span><text:span text:style-name="T9">Para cada</text:span><text:span text:style-name="T4"> volume de controle:</text:span></text:p>
            <text:p text:style-name="P13"><text:span text:style-name="T4"/></text:p>
            <text:p text:style-name="P13"><text:span text:style-name="T4"><text:s text:c="4"/></text:span><text:span text:style-name="T4"><text:tab/></text:span><text:span text:style-name="T4"> <text:s text:c="3"/></text:span><text:span text:style-name="T4">Resolver a equação abaixo para a 1ª coordenada, obtendo </text:span><text:span text:style-name="T13">ρ*</text:span><text:span text:style-name="T14">;</text:span></text:p>
            <text:p text:style-name="P13"><text:span text:style-name="T14"/></text:p>
            <text:p text:style-name="P13"><text:span text:style-name="T14"/></text:p>
            <text:p text:style-name="P13"><text:span text:style-name="T14"><text:tab/></text:span></text:p>
            <text:p text:style-name="P13"><text:span text:style-name="T14"><text:tab/></text:span><text:span text:style-name="T14"> <text:s text:c="3"/></text:span><text:span text:style-name="T14">Resolver a equação acima para a 2ª coordenada, decodificando para</text:span></text:p>
            <text:p text:style-name="P13"><text:span text:style-name="T14"><text:tab/></text:span><text:span text:style-name="T14"> <text:s text:c="3"/></text:span><text:span text:style-name="T14">obter </text:span><text:span text:style-name="T17">u*</text:span><text:span text:style-name="T14">;</text:span></text:p>
            <text:p text:style-name="P13"><text:span text:style-name="T14"><text:s text:c="10"/></text:span><text:span text:style-name="T25">Resolver a equação acima para a 3ª coordenada, decodificando para</text:span></text:p>
            <text:p text:style-name="P13"><text:span text:style-name="T25"><text:tab/></text:span><text:span text:style-name="T25"> <text:s text:c="3"/></text:span><text:span text:style-name="T25">obter </text:span><text:span text:style-name="T26">v*</text:span><text:span text:style-name="T25">;</text:span></text:p>
            <text:p text:style-name="P13"><text:span text:style-name="T25"><text:tab/></text:span><text:span text:style-name="T25"> <text:s text:c="3"/></text:span><text:span text:style-name="T25">Resolver a equação acima para a 4ª coordenada, decodificando para</text:span></text:p>
            <text:p text:style-name="P13"><text:span text:style-name="T25"><text:tab/></text:span><text:span text:style-name="T25"> <text:s text:c="3"/></text:span><text:span text:style-name="T25">obter </text:span><text:span text:style-name="T26">e*</text:span><text:span text:style-name="T25">, </text:span><text:span text:style-name="T26">T*</text:span><text:span text:style-name="T25">, </text:span><text:span text:style-name="T26">p*</text:span><text:span text:style-name="T25">, </text:span><text:span text:style-name="T17">μ</text:span><text:span text:style-name="T26">*</text:span><text:span text:style-name="T25">, </text:span><text:span text:style-name="T26">k*</text:span><text:span text:style-name="T25">;</text:span></text:p>
            <text:p text:style-name="P13"><text:span text:style-name="T25"/></text:p>
            <text:p text:style-name="P13"><text:span text:style-name="T25"><text:tab/></text:span><text:span text:style-name="T25">Fim </text:span><text:span text:style-name="T27">Para</text:span><text:span text:style-name="T25">;</text:span></text:p>
            <text:p text:style-name="P13"><text:span text:style-name="T27">Repetir</text:span><text:span text:style-name="T25"> até erro de cada variável ser menor que uma dada cota (0 &lt; </text:span><text:span text:style-name="T28">C</text:span><text:span text:style-name="T25"> &lt;&lt; 1);</text:span></text:p>
          </draw:text-box>
        </draw:frame>
        <draw:frame draw:style-name="gr4" draw:layer="layout" svg:width="18.318cm" svg:height="1.811cm" svg:x="5.4cm" svg:y="8.956cm"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line draw:style-name="gr7" draw:text-style-name="P12" draw:layer="layout" svg:x1="2.5cm" svg:y1="7cm" svg:x2="2.5cm" svg:y2="17cm">
          <text:p text:style-name="P11"/>
        </draw:line>
        <draw:line draw:style-name="gr7" draw:text-style-name="P12" draw:layer="layout" svg:x1="1.5cm" svg:y1="6.2cm" svg:x2="1.5cm" svg:y2="18cm">
          <text:p text:style-name="P11"/>
        </draw:lin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pt" style:country-asian="BR" style:font-family-complex="'DejaVu Sans'" style:font-family-generic-complex="system" style:font-pitch-complex="variable" style:font-size-complex="24pt" style:language-complex="pt" style:country-complex="B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adrã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</style:style>
    <style:style style:name="Padrão-backgroundobjects" style:family="presentation">
      <style:graphic-properties draw:shadow="hidden" draw:shadow-offset-x="0.3cm" draw:shadow-offset-y="0.3cm" draw:shadow-color="#808080"/>
    </style:style>
    <style:style style:name="Padrã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úmero&gt;</text:page-number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úmero&gt;</text:page-number></text:p>
        </draw:text-box>
      </draw:frame>
      <presentation:notes style:page-layout-name="PM2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STALTZ</meta:initial-creator>
    <meta:creation-date>2006-11-16T19:44:40</meta:creation-date>
    <dc:creator>STALTZ</dc:creator>
    <dc:date>2006-11-16T22:52:07</dc:date>
    <dc:language>pt-BR</dc:language>
    <meta:editing-cycles>12</meta:editing-cycles>
    <meta:editing-duration>PT3H7M37S</meta:editing-duration>
    <meta:user-defined meta:name="Info 1"/>
    <meta:user-defined meta:name="Info 2"/>
    <meta:user-defined meta:name="Info 3"/>
    <meta:user-defined meta:name="Info 4"/>
    <meta:document-statistic meta:object-count="90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o math:stretchy="false">∂</math:mo>
          <math:mstyle math:fontweight="bold">
            <math:mrow>
              <math:mi>U</math:mi>
            </math:mrow>
          </math:mstyle>
        </math:mrow>
        <math:mrow>
          <math:mo math:stretchy="false">∂</math:mo>
          <math:mi>t</math:mi>
        </math:mrow>
      </math:mfrac>
      <math:mrow>
        <math:mi/>
        <math:mo math:stretchy="false">+</math:mo>
        <math:mi/>
      </math:mrow>
      <math:mfrac>
        <math:mrow>
          <math:mo math:stretchy="false">∂</math:mo>
          <math:mstyle math:fontweight="bold">
            <math:mrow>
              <math:mi>E</math:mi>
            </math:mrow>
          </math:mstyle>
        </math:mrow>
        <math:mrow>
          <math:mo math:stretchy="false">∂</math:mo>
          <math:mi>x</math:mi>
        </math:mrow>
      </math:mfrac>
      <math:mrow>
        <math:mi/>
        <math:mo math:stretchy="false">+</math:mo>
        <math:mi/>
      </math:mrow>
      <math:mfrac>
        <math:mrow>
          <math:mo math:stretchy="false">∂</math:mo>
          <math:mstyle math:fontweight="bold">
            <math:mrow>
              <math:mi>F</math:mi>
            </math:mrow>
          </math:mstyle>
        </math:mrow>
        <math:mrow>
          <math:mo math:stretchy="false">∂</math:mo>
          <math:mi>y</math:mi>
        </math:mrow>
      </math:mfrac>
      <math:mrow>
        <math:mi/>
        <math:mo math:stretchy="false">=</math:mo>
        <math:mi/>
      </math:mrow>
      <math:mn>0</math:mn>
    </math:mrow>
    <math:annotation math:encoding="StarMath 5.0">{partial bold U} over {partial t} `+` {partial bold E} over {partial x} `+` {partial bold F} over {partial y} `=~0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ρ</math:mo>
        <math:mrow>
          <math:mn>1,</math:mn>
          <math:mi/>
          <math:mn>1</math:mn>
        </math:mrow>
      </math:msup>
      <math:mrow>
        <math:mi/>
        <math:mo math:stretchy="false">=</math:mo>
        <math:mi/>
      </math:mrow>
      <math:mfrac>
        <math:mrow>
          <math:mo math:stretchy="false">Δ</math:mo>
          <math:mi>t</math:mi>
        </math:mrow>
        <math:mrow>
          <math:mo math:stretchy="false">δ</math:mo>
          <math:mi>L</math:mi>
        </math:mrow>
      </math:mfrac>
      <math:mfenced math:open="" math:close="">
        <math:mrow>
          <math:mrow>
            <math:mrow>
              <math:msubsup>
                <math:mrow>
                  <math:mo math:stretchy="false">(</math:mo>
                  <math:mrow>
                    <math:mo math:stretchy="false">ρ</math:mo>
                    <math:mi>u</math:mi>
                  </math:mrow>
                  <math:mo math:stretchy="false">)</math:mo>
                </math:mrow>
                <math:mi>w</math:mi>
                <math:mn>0</math:mn>
              </math:msubsup>
              <math:mo math:stretchy="false">−</math:mo>
              <math:msubsup>
                <math:mrow>
                  <math:mo math:stretchy="false">(</math:mo>
                  <math:mrow>
                    <math:mo math:stretchy="false">ρ</math:mo>
                    <math:mi>u</math:mi>
                  </math:mrow>
                  <math:mo math:stretchy="false">)</math:mo>
                </math:mrow>
                <math:mi>e</math:mi>
                <math:mn>0</math:mn>
              </math:msubsup>
            </math:mrow>
            <math:mo math:stretchy="false">+</math:mo>
            <math:msubsup>
              <math:mrow>
                <math:mo math:stretchy="false">(</math:mo>
                <math:mrow>
                  <math:mo math:stretchy="false">ρ</math:mo>
                  <math:mi>v</math:mi>
                </math:mrow>
                <math:mo math:stretchy="false">)</math:mo>
              </math:mrow>
              <math:mi>s</math:mi>
              <math:mn>0</math:mn>
            </math:msubsup>
          </math:mrow>
          <math:mo math:stretchy="false">−</math:mo>
          <math:msubsup>
            <math:mrow>
              <math:mo math:stretchy="false">(</math:mo>
              <math:mrow>
                <math:mo math:stretchy="false">ρ</math:mo>
                <math:mi>v</math:mi>
              </math:mrow>
              <math:mo math:stretchy="false">)</math:mo>
            </math:mrow>
            <math:mi>n</math:mi>
            <math:mn>0</math:mn>
          </math:msubsup>
        </math:mrow>
      </math:mfenced>
      <math:mrow>
        <math:mi/>
        <math:mo math:stretchy="false">+</math:mo>
        <math:mi/>
      </math:mrow>
      <math:msup>
        <math:mo math:stretchy="false">ρ</math:mo>
        <math:mn>0</math:mn>
      </math:msup>
    </math:mrow>
    <math:annotation math:encoding="StarMath 5.0">%rho^{1,`1} `=` {%DELTA t}over{%delta L} left( (%rho u)_w^{0}-(%rho u)_e^{0}+(%rho v)_s^{0}-(%rho v)_n^{0} right) `+` %rho^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ρ</math:mo>
        <math:mrow>
          <math:mn>1,</math:mn>
          <math:mi/>
          <math:mn>2</math:mn>
        </math:mrow>
      </math:msup>
      <math:mrow>
        <math:mi/>
        <math:mo math:stretchy="false">=</math:mo>
        <math:mi/>
      </math:mrow>
      <math:mfrac>
        <math:mrow>
          <math:mo math:stretchy="false">Δ</math:mo>
          <math:mi>t</math:mi>
        </math:mrow>
        <math:mrow>
          <math:mo math:stretchy="false">δ</math:mo>
          <math:mi>L</math:mi>
        </math:mrow>
      </math:mfrac>
      <math:mfenced math:open="" math:close="">
        <math:mrow>
          <math:mrow>
            <math:mrow>
              <math:msubsup>
                <math:mrow>
                  <math:mo math:stretchy="false">(</math:mo>
                  <math:mrow>
                    <math:mo math:stretchy="false">ρ</math:mo>
                    <math:mi>u</math:mi>
                  </math:mrow>
                  <math:mo math:stretchy="false">)</math:mo>
                </math:mrow>
                <math:mi>w</math:mi>
                <math:mrow>
                  <math:mn>1,</math:mn>
                  <math:mi/>
                  <math:mn>1</math:mn>
                </math:mrow>
              </math:msubsup>
              <math:mo math:stretchy="false">−</math:mo>
              <math:msubsup>
                <math:mrow>
                  <math:mo math:stretchy="false">(</math:mo>
                  <math:mrow>
                    <math:mo math:stretchy="false">ρ</math:mo>
                    <math:mi>u</math:mi>
                  </math:mrow>
                  <math:mo math:stretchy="false">)</math:mo>
                </math:mrow>
                <math:mi>e</math:mi>
                <math:mrow>
                  <math:mn>1,</math:mn>
                  <math:mi/>
                  <math:mn>1</math:mn>
                </math:mrow>
              </math:msubsup>
            </math:mrow>
            <math:mo math:stretchy="false">+</math:mo>
            <math:msubsup>
              <math:mrow>
                <math:mo math:stretchy="false">(</math:mo>
                <math:mrow>
                  <math:mo math:stretchy="false">ρ</math:mo>
                  <math:mi>v</math:mi>
                </math:mrow>
                <math:mo math:stretchy="false">)</math:mo>
              </math:mrow>
              <math:mi>s</math:mi>
              <math:mrow>
                <math:mn>1,</math:mn>
                <math:mi/>
                <math:mn>1</math:mn>
              </math:mrow>
            </math:msubsup>
          </math:mrow>
          <math:mo math:stretchy="false">−</math:mo>
          <math:msubsup>
            <math:mrow>
              <math:mo math:stretchy="false">(</math:mo>
              <math:mrow>
                <math:mo math:stretchy="false">ρ</math:mo>
                <math:mi>v</math:mi>
              </math:mrow>
              <math:mo math:stretchy="false">)</math:mo>
            </math:mrow>
            <math:mi>n</math:mi>
            <math:mrow>
              <math:mn>1,</math:mn>
              <math:mi/>
              <math:mn>1</math:mn>
            </math:mrow>
          </math:msubsup>
        </math:mrow>
      </math:mfenced>
      <math:mrow>
        <math:mi/>
        <math:mo math:stretchy="false">+</math:mo>
        <math:mi/>
      </math:mrow>
      <math:msup>
        <math:mo math:stretchy="false">ρ</math:mo>
        <math:mn>0</math:mn>
      </math:msup>
    </math:mrow>
    <math:annotation math:encoding="StarMath 5.0">%rho^{1,`2} `=` {%DELTA t}over{%delta L} left( (%rho u)_w^{1,`1}-(%rho u)_e^{1,`1}+(%rho v)_s^{1,`1}-(%rho v)_n^{1,`1} right) `+` %rho^0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p>
            <math:mrow>
              <math:mo math:stretchy="false">(</math:mo>
              <math:mrow>
                <math:mo math:stretchy="false">ρ</math:mo>
                <math:mi>u</math:mi>
              </math:mrow>
              <math:mo math:stretchy="false">)</math:mo>
            </math:mrow>
            <math:mrow>
              <math:mrow>
                <math:mi>n</math:mi>
                <math:mo math:stretchy="false">+</math:mo>
                <math:mn>1,</math:mn>
              </math:mrow>
              <math:mi/>
              <math:mrow>
                <math:mi>k</math:mi>
                <math:mo math:stretchy="false">+</math:mo>
                <math:mn>1</math:mn>
              </math:mrow>
            </math:mrow>
          </math:msup>
          <math:mrow>
            <math:mi/>
            <math:mo math:stretchy="false">=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L</math:mi>
            </math:mrow>
          </math:mfrac>
          <math:mfenced math:open="" math:close="">
            <math:mrow>
              <math:mi/>
              <math:msubsup>
                <math:mrow>
                  <math:mo math:stretchy="false">(</math:mo>
                  <math:mrow>
                    <math:mo math:stretchy="false">ρ</math:mo>
                    <math:mrow>
                      <math:mrow>
                        <math:msup>
                          <math:mi>u</math:mi>
                          <math:mn>2</math:mn>
                        </math:msup>
                        <math:mo math:stretchy="false">+</math:mo>
                        <math:mi>p</math:mi>
                      </math:mrow>
                      <math:mo math:stretchy="false">−</math:mo>
                      <math:msub>
                        <math:mo math:stretchy="false">τ</math:mo>
                        <math:mi math:fontstyle="italic">xx</math:mi>
                      </math:msub>
                    </math:mrow>
                  </math:mrow>
                  <math:mo math:stretchy="false">)</math:mo>
                </math:mrow>
                <math:mi>w</math:mi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bsup>
              <math:mrow>
                <math:mi/>
                <math:mo math:stretchy="false">−</math:mo>
                <math:mi/>
              </math:mrow>
              <math:msubsup>
                <math:mrow>
                  <math:mo math:stretchy="false">(</math:mo>
                  <math:mrow>
                    <math:mo math:stretchy="false">ρ</math:mo>
                    <math:mrow>
                      <math:mrow>
                        <math:msup>
                          <math:mi>u</math:mi>
                          <math:mn>2</math:mn>
                        </math:msup>
                        <math:mo math:stretchy="false">+</math:mo>
                        <math:mi>p</math:mi>
                      </math:mrow>
                      <math:mo math:stretchy="false">−</math:mo>
                      <math:msub>
                        <math:mo math:stretchy="false">τ</math:mo>
                        <math:mi math:fontstyle="italic">xx</math:mi>
                      </math:msub>
                    </math:mrow>
                  </math:mrow>
                  <math:mo math:stretchy="false">)</math:mo>
                </math:mrow>
                <math:mi>e</math:mi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bsup>
            </math:mrow>
          </math:mfenced>
        </math:mrow>
      </math:mtr>
      <math:mtr>
        <math:mrow>
          <math:mrow>
            <math:mi/>
            <math:mo math:stretchy="false">+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L</math:mi>
            </math:mrow>
          </math:mfrac>
          <math:mfenced math:open="" math:close="">
            <math:mrow>
              <math:mi/>
              <math:msubsup>
                <math:mrow>
                  <math:mo math:stretchy="false">(</math:mo>
                  <math:mrow>
                    <math:mo math:stretchy="false">ρ</math:mo>
                    <math:mi>u</math:mi>
                    <math:mrow>
                      <math:mi>v</math:mi>
                      <math:mo math:stretchy="false">−</math:mo>
                      <math:msub>
                        <math:mo math:stretchy="false">τ</math:mo>
                        <math:mi math:fontstyle="italic">xy</math:mi>
                      </math:msub>
                    </math:mrow>
                  </math:mrow>
                  <math:mo math:stretchy="false">)</math:mo>
                </math:mrow>
                <math:mi>s</math:mi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bsup>
              <math:mrow>
                <math:mi/>
                <math:mo math:stretchy="false">−</math:mo>
                <math:mi/>
              </math:mrow>
              <math:msubsup>
                <math:mrow>
                  <math:mo math:stretchy="false">(</math:mo>
                  <math:mrow>
                    <math:mo math:stretchy="false">ρ</math:mo>
                    <math:mi>u</math:mi>
                    <math:mrow>
                      <math:mi>v</math:mi>
                      <math:mo math:stretchy="false">−</math:mo>
                      <math:msub>
                        <math:mo math:stretchy="false">τ</math:mo>
                        <math:mi math:fontstyle="italic">xy</math:mi>
                      </math:msub>
                    </math:mrow>
                  </math:mrow>
                  <math:mo math:stretchy="false">)</math:mo>
                </math:mrow>
                <math:mi>n</math:mi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bsup>
            </math:mrow>
          </math:mfenced>
          <math:mrow>
            <math:mi/>
            <math:mo math:stretchy="false">+</math:mo>
            <math:mi/>
          </math:mrow>
          <math:msup>
            <math:mrow>
              <math:mo math:stretchy="false">(</math:mo>
              <math:mrow>
                <math:mo math:stretchy="false">ρ</math:mo>
                <math:mi>u</math:mi>
              </math:mrow>
              <math:mo math:stretchy="false">)</math:mo>
            </math:mrow>
            <math:mi>n</math:mi>
          </math:msup>
        </math:mrow>
      </math:mtr>
    </math:mtable>
    <math:annotation math:encoding="StarMath 5.0">(%rho u)^{n+1,`k+1} `=` {%DELTA t}over{%delta L} left(`
(%rho u^2 + p - %tau_{xx})_w^{n+1,`k} `-`
(%rho u^2 + p - %tau_{xx})_e^{n+1,`k} right)
newline ~~~~~`+`
{%DELTA t}over{%delta L} left(`
(%rho u v - %tau_{xy})_s^{n+1,`k} `-`
(%rho u v - %tau_{xy})_n^{n+1,`k} right) `+` (%rho u)^n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p>
            <math:mrow>
              <math:mo math:stretchy="false">(</math:mo>
              <math:mrow>
                <math:mo math:stretchy="false">ρ</math:mo>
                <math:mi>u</math:mi>
              </math:mrow>
              <math:mo math:stretchy="false">)</math:mo>
            </math:mrow>
            <math:mrow>
              <math:mn>1,</math:mn>
              <math:mi/>
              <math:mn>1</math:mn>
            </math:mrow>
          </math:msup>
          <math:mrow>
            <math:mi/>
            <math:mo math:stretchy="false">=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L</math:mi>
            </math:mrow>
          </math:mfrac>
          <math:mfenced math:open="" math:close="">
            <math:mrow>
              <math:mi/>
              <math:msubsup>
                <math:mrow>
                  <math:mo math:stretchy="false">(</math:mo>
                  <math:mrow>
                    <math:mo math:stretchy="false">ρ</math:mo>
                    <math:mrow>
                      <math:mrow>
                        <math:msup>
                          <math:mi>u</math:mi>
                          <math:mn>2</math:mn>
                        </math:msup>
                        <math:mo math:stretchy="false">+</math:mo>
                        <math:mi>p</math:mi>
                      </math:mrow>
                      <math:mo math:stretchy="false">−</math:mo>
                      <math:msub>
                        <math:mo math:stretchy="false">τ</math:mo>
                        <math:mi math:fontstyle="italic">xx</math:mi>
                      </math:msub>
                    </math:mrow>
                  </math:mrow>
                  <math:mo math:stretchy="false">)</math:mo>
                </math:mrow>
                <math:mi>w</math:mi>
                <math:mn>0</math:mn>
              </math:msubsup>
              <math:mrow>
                <math:mi/>
                <math:mo math:stretchy="false">−</math:mo>
                <math:mi/>
              </math:mrow>
              <math:msubsup>
                <math:mrow>
                  <math:mo math:stretchy="false">(</math:mo>
                  <math:mrow>
                    <math:mo math:stretchy="false">ρ</math:mo>
                    <math:mrow>
                      <math:mrow>
                        <math:msup>
                          <math:mi>u</math:mi>
                          <math:mn>2</math:mn>
                        </math:msup>
                        <math:mo math:stretchy="false">+</math:mo>
                        <math:mi>p</math:mi>
                      </math:mrow>
                      <math:mo math:stretchy="false">−</math:mo>
                      <math:msub>
                        <math:mo math:stretchy="false">τ</math:mo>
                        <math:mi math:fontstyle="italic">xx</math:mi>
                      </math:msub>
                    </math:mrow>
                  </math:mrow>
                  <math:mo math:stretchy="false">)</math:mo>
                </math:mrow>
                <math:mi>e</math:mi>
                <math:mn>0</math:mn>
              </math:msubsup>
            </math:mrow>
          </math:mfenced>
        </math:mrow>
      </math:mtr>
      <math:mtr>
        <math:mrow>
          <math:mrow>
            <math:mi/>
            <math:mo math:stretchy="false">+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L</math:mi>
            </math:mrow>
          </math:mfrac>
          <math:mfenced math:open="" math:close="">
            <math:mrow>
              <math:mi/>
              <math:msubsup>
                <math:mrow>
                  <math:mo math:stretchy="false">(</math:mo>
                  <math:mrow>
                    <math:mo math:stretchy="false">ρ</math:mo>
                    <math:mi>u</math:mi>
                    <math:mrow>
                      <math:mi>v</math:mi>
                      <math:mo math:stretchy="false">−</math:mo>
                      <math:msub>
                        <math:mo math:stretchy="false">τ</math:mo>
                        <math:mi math:fontstyle="italic">xy</math:mi>
                      </math:msub>
                    </math:mrow>
                  </math:mrow>
                  <math:mo math:stretchy="false">)</math:mo>
                </math:mrow>
                <math:mi>s</math:mi>
                <math:mn>0</math:mn>
              </math:msubsup>
              <math:mrow>
                <math:mi/>
                <math:mo math:stretchy="false">−</math:mo>
                <math:mi/>
              </math:mrow>
              <math:msubsup>
                <math:mrow>
                  <math:mo math:stretchy="false">(</math:mo>
                  <math:mrow>
                    <math:mo math:stretchy="false">ρ</math:mo>
                    <math:mi>u</math:mi>
                    <math:mrow>
                      <math:mi>v</math:mi>
                      <math:mo math:stretchy="false">−</math:mo>
                      <math:msub>
                        <math:mo math:stretchy="false">τ</math:mo>
                        <math:mi math:fontstyle="italic">xy</math:mi>
                      </math:msub>
                    </math:mrow>
                  </math:mrow>
                  <math:mo math:stretchy="false">)</math:mo>
                </math:mrow>
                <math:mi>n</math:mi>
                <math:mn>0</math:mn>
              </math:msubsup>
            </math:mrow>
          </math:mfenced>
          <math:mrow>
            <math:mi/>
            <math:mo math:stretchy="false">+</math:mo>
            <math:mi/>
          </math:mrow>
          <math:msup>
            <math:mrow>
              <math:mo math:stretchy="false">(</math:mo>
              <math:mrow>
                <math:mo math:stretchy="false">ρ</math:mo>
                <math:mi>u</math:mi>
              </math:mrow>
              <math:mo math:stretchy="false">)</math:mo>
            </math:mrow>
            <math:mn>0</math:mn>
          </math:msup>
        </math:mrow>
      </math:mtr>
    </math:mtable>
    <math:annotation math:encoding="StarMath 5.0">(%rho u)^{1,`1} `=` {%DELTA t}over{%delta L} left(`
(%rho u^2 + p - %tau_{xx})_w^{0} `-`
(%rho u^2 + p - %tau_{xx})_e^{0} right)
newline ~~~~~`+`
{%DELTA t}over{%delta L} left(`
(%rho u v - %tau_{xy})_s^{0} `-`
(%rho u v - %tau_{xy})_n^{0} right)`+` (%rho u)^0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sup>
        <math:mi>u</math:mi>
        <math:mrow>
          <math:mn>1,</math:mn>
          <math:mi/>
          <math:mn>1</math:mn>
        </math:mrow>
      </math:msup>
      <math:mrow>
        <math:mi/>
        <math:mo math:stretchy="false">=</math:mo>
        <math:mi/>
      </math:mrow>
      <math:mfrac>
        <math:msup>
          <math:mrow>
            <math:mo math:stretchy="false">(</math:mo>
            <math:mrow>
              <math:mo math:stretchy="false">ρ</math:mo>
              <math:mi>u</math:mi>
            </math:mrow>
            <math:mo math:stretchy="false">)</math:mo>
          </math:mrow>
          <math:mrow>
            <math:mn>1,</math:mn>
            <math:mi/>
            <math:mn>1</math:mn>
          </math:mrow>
        </math:msup>
        <math:msup>
          <math:mo math:stretchy="false">ρ</math:mo>
          <math:mrow>
            <math:mn>1,</math:mn>
            <math:mi/>
            <math:mn>1</math:mn>
          </math:mrow>
        </math:msup>
      </math:mfrac>
    </math:mrow>
    <math:annotation math:encoding="StarMath 5.0">u^{1,`1} `=` {(%rho u)^{1,`1}}over{%rho^{1,`1}}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p>
            <math:mrow>
              <math:mo math:stretchy="false">(</math:mo>
              <math:mrow>
                <math:mo math:stretchy="false">ρ</math:mo>
                <math:mi>v</math:mi>
              </math:mrow>
              <math:mo math:stretchy="false">)</math:mo>
            </math:mrow>
            <math:mrow>
              <math:mrow>
                <math:mi>n</math:mi>
                <math:mo math:stretchy="false">+</math:mo>
                <math:mn>1,</math:mn>
              </math:mrow>
              <math:mi/>
              <math:mrow>
                <math:mi>k</math:mi>
                <math:mo math:stretchy="false">+</math:mo>
                <math:mn>1</math:mn>
              </math:mrow>
            </math:mrow>
          </math:msup>
          <math:mrow>
            <math:mi/>
            <math:mo math:stretchy="false">=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L</math:mi>
            </math:mrow>
          </math:mfrac>
          <math:mfenced math:open="" math:close="">
            <math:mrow>
              <math:mi/>
              <math:msubsup>
                <math:mrow>
                  <math:mo math:stretchy="false">(</math:mo>
                  <math:mrow>
                    <math:mo math:stretchy="false">ρ</math:mo>
                    <math:mi>u</math:mi>
                    <math:mrow>
                      <math:mi>v</math:mi>
                      <math:mo math:stretchy="false">−</math:mo>
                      <math:msub>
                        <math:mo math:stretchy="false">τ</math:mo>
                        <math:mi math:fontstyle="italic">xy</math:mi>
                      </math:msub>
                    </math:mrow>
                  </math:mrow>
                  <math:mo math:stretchy="false">)</math:mo>
                </math:mrow>
                <math:mi>w</math:mi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bsup>
              <math:mrow>
                <math:mi/>
                <math:mo math:stretchy="false">−</math:mo>
                <math:mi/>
              </math:mrow>
              <math:msubsup>
                <math:mrow>
                  <math:mo math:stretchy="false">(</math:mo>
                  <math:mrow>
                    <math:mo math:stretchy="false">ρ</math:mo>
                    <math:mi>u</math:mi>
                    <math:mrow>
                      <math:mi>v</math:mi>
                      <math:mo math:stretchy="false">−</math:mo>
                      <math:msub>
                        <math:mo math:stretchy="false">τ</math:mo>
                        <math:mi math:fontstyle="italic">xy</math:mi>
                      </math:msub>
                    </math:mrow>
                  </math:mrow>
                  <math:mo math:stretchy="false">)</math:mo>
                </math:mrow>
                <math:mi>e</math:mi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bsup>
            </math:mrow>
          </math:mfenced>
        </math:mrow>
      </math:mtr>
      <math:mtr>
        <math:mrow>
          <math:mrow>
            <math:mi/>
            <math:mo math:stretchy="false">+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L</math:mi>
            </math:mrow>
          </math:mfrac>
          <math:mfenced math:open="" math:close="">
            <math:mrow>
              <math:mi/>
              <math:msubsup>
                <math:mrow>
                  <math:mo math:stretchy="false">(</math:mo>
                  <math:mrow>
                    <math:mo math:stretchy="false">ρ</math:mo>
                    <math:mrow>
                      <math:mrow>
                        <math:msup>
                          <math:mi>v</math:mi>
                          <math:mn>2</math:mn>
                        </math:msup>
                        <math:mo math:stretchy="false">+</math:mo>
                        <math:mi>p</math:mi>
                      </math:mrow>
                      <math:mo math:stretchy="false">−</math:mo>
                      <math:msub>
                        <math:mo math:stretchy="false">τ</math:mo>
                        <math:mi math:fontstyle="italic">xy</math:mi>
                      </math:msub>
                    </math:mrow>
                  </math:mrow>
                  <math:mo math:stretchy="false">)</math:mo>
                </math:mrow>
                <math:mi>s</math:mi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bsup>
              <math:mrow>
                <math:mi/>
                <math:mo math:stretchy="false">−</math:mo>
                <math:mi/>
              </math:mrow>
              <math:msubsup>
                <math:mrow>
                  <math:mo math:stretchy="false">(</math:mo>
                  <math:mrow>
                    <math:mo math:stretchy="false">ρ</math:mo>
                    <math:mrow>
                      <math:mrow>
                        <math:msup>
                          <math:mi>v</math:mi>
                          <math:mn>2</math:mn>
                        </math:msup>
                        <math:mo math:stretchy="false">+</math:mo>
                        <math:mi>p</math:mi>
                      </math:mrow>
                      <math:mo math:stretchy="false">−</math:mo>
                      <math:msub>
                        <math:mo math:stretchy="false">τ</math:mo>
                        <math:mi math:fontstyle="italic">xy</math:mi>
                      </math:msub>
                    </math:mrow>
                  </math:mrow>
                  <math:mo math:stretchy="false">)</math:mo>
                </math:mrow>
                <math:mi>n</math:mi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bsup>
            </math:mrow>
          </math:mfenced>
          <math:mrow>
            <math:mi/>
            <math:mo math:stretchy="false">+</math:mo>
            <math:mi/>
          </math:mrow>
          <math:msup>
            <math:mrow>
              <math:mo math:stretchy="false">(</math:mo>
              <math:mrow>
                <math:mo math:stretchy="false">ρ</math:mo>
                <math:mi>v</math:mi>
              </math:mrow>
              <math:mo math:stretchy="false">)</math:mo>
            </math:mrow>
            <math:mi>n</math:mi>
          </math:msup>
        </math:mrow>
      </math:mtr>
    </math:mtable>
    <math:annotation math:encoding="StarMath 5.0">(%rho v)^{n+1,`k+1} `=` {%DELTA t}over{%delta L} left(`
(%rho u v - %tau_{xy})_w^{n+1,`k} `-`
(%rho u v - %tau_{xy})_e^{n+1,`k} right)
newline ~~~~~`+`
{%DELTA t}over{%delta L} left(`
(%rho v^2 + p - %tau_{xy})_s^{n+1,`k} `-`
(%rho v^2 + p - %tau_{xy})_n^{n+1,`k} right) `+` (%rho v)^n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p>
        <math:mi>v</math:mi>
        <math:mrow>
          <math:mi>n</math:mi>
          <math:mi>,</math:mi>
          <math:mi/>
          <math:mi>k</math:mi>
        </math:mrow>
      </math:msup>
      <math:mrow>
        <math:mi/>
        <math:mo math:stretchy="false">=</math:mo>
        <math:mi/>
      </math:mrow>
      <math:mfrac>
        <math:msup>
          <math:mrow>
            <math:mo math:stretchy="false">(</math:mo>
            <math:mrow>
              <math:mo math:stretchy="false">ρ</math:mo>
              <math:mi>v</math:mi>
            </math:mrow>
            <math:mo math:stretchy="false">)</math:mo>
          </math:mrow>
          <math:mrow>
            <math:mi>n</math:mi>
            <math:mi>,</math:mi>
            <math:mi/>
            <math:mi>k</math:mi>
          </math:mrow>
        </math:msup>
        <math:msup>
          <math:mo math:stretchy="false">ρ</math:mo>
          <math:mrow>
            <math:mi>n</math:mi>
            <math:mi>,</math:mi>
            <math:mi/>
            <math:mi>k</math:mi>
          </math:mrow>
        </math:msup>
      </math:mfrac>
    </math:mrow>
    <math:annotation math:encoding="StarMath 5.0">v^{n,`k} `=` {(%rho v)^{n,`k}}over{%rho^{n,`k}}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ubsup>
            <math:mi>E</math:mi>
            <math:mi>t</math:mi>
            <math:mrow>
              <math:mrow>
                <math:mi>n</math:mi>
                <math:mo math:stretchy="false">+</math:mo>
                <math:mn>1,</math:mn>
              </math:mrow>
              <math:mi/>
              <math:mrow>
                <math:mi>k</math:mi>
                <math:mo math:stretchy="false">+</math:mo>
                <math:mn>1</math:mn>
              </math:mrow>
            </math:mrow>
          </math:msubsup>
          <math:mrow>
            <math:mi/>
            <math:mo math:stretchy="false">=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L</math:mi>
            </math:mrow>
          </math:mfrac>
          <math:mi/>
          <math:msubsup>
            <math:mrow>
              <math:mo math:stretchy="false">(</math:mo>
              <math:mrow>
                <math:mrow>
                  <math:mo math:stretchy="false">(</math:mo>
                  <math:mrow>
                    <math:msub>
                      <math:mi>E</math:mi>
                      <math:mi>t</math:mi>
                    </math:msub>
                    <math:mo math:stretchy="false">+</math:mo>
                    <math:mi>p</math:mi>
                  </math:mrow>
                  <math:mo math:stretchy="false">)</math:mo>
                </math:mrow>
                <math:mrow>
                  <math:mi>u</math:mi>
                  <math:mo math:stretchy="false">−</math:mo>
                  <math:mi>u</math:mi>
                </math:mrow>
                <math:mrow>
                  <math:msub>
                    <math:mo math:stretchy="false">τ</math:mo>
                    <math:mi math:fontstyle="italic">xx</math:mi>
                  </math:msub>
                  <math:mo math:stretchy="false">−</math:mo>
                  <math:mi>v</math:mi>
                </math:mrow>
                <math:mrow>
                  <math:msub>
                    <math:mo math:stretchy="false">τ</math:mo>
                    <math:mi math:fontstyle="italic">xy</math:mi>
                  </math:msub>
                  <math:mo math:stretchy="false">+</math:mo>
                  <math:msub>
                    <math:mi>q</math:mi>
                    <math:mi>x</math:mi>
                  </math:msub>
                </math:mrow>
              </math:mrow>
              <math:mo math:stretchy="false">)</math:mo>
            </math:mrow>
            <math:mi>w</math:mi>
            <math:mrow>
              <math:mrow>
                <math:mi>n</math:mi>
                <math:mo math:stretchy="false">+</math:mo>
                <math:mn>1,</math:mn>
              </math:mrow>
              <math:mi/>
              <math:mi>k</math:mi>
            </math:mrow>
          </math:msubsup>
        </math:mrow>
      </math:mtr>
      <math:mtr>
        <math:mrow>
          <math:mrow>
            <math:mi/>
            <math:mo math:stretchy="false">−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L</math:mi>
            </math:mrow>
          </math:mfrac>
          <math:msubsup>
            <math:mrow>
              <math:mo math:stretchy="false">(</math:mo>
              <math:mrow>
                <math:mrow>
                  <math:mo math:stretchy="false">(</math:mo>
                  <math:mrow>
                    <math:msub>
                      <math:mi>E</math:mi>
                      <math:mi>t</math:mi>
                    </math:msub>
                    <math:mo math:stretchy="false">+</math:mo>
                    <math:mi>p</math:mi>
                  </math:mrow>
                  <math:mo math:stretchy="false">)</math:mo>
                </math:mrow>
                <math:mrow>
                  <math:mi>u</math:mi>
                  <math:mo math:stretchy="false">−</math:mo>
                  <math:mi>u</math:mi>
                </math:mrow>
                <math:mrow>
                  <math:msub>
                    <math:mo math:stretchy="false">τ</math:mo>
                    <math:mi math:fontstyle="italic">xx</math:mi>
                  </math:msub>
                  <math:mo math:stretchy="false">−</math:mo>
                  <math:mi>v</math:mi>
                </math:mrow>
                <math:mrow>
                  <math:msub>
                    <math:mo math:stretchy="false">τ</math:mo>
                    <math:mi math:fontstyle="italic">xy</math:mi>
                  </math:msub>
                  <math:mo math:stretchy="false">+</math:mo>
                  <math:msub>
                    <math:mi>q</math:mi>
                    <math:mi>x</math:mi>
                  </math:msub>
                </math:mrow>
              </math:mrow>
              <math:mo math:stretchy="false">)</math:mo>
            </math:mrow>
            <math:mi>e</math:mi>
            <math:mrow>
              <math:mrow>
                <math:mi>n</math:mi>
                <math:mo math:stretchy="false">+</math:mo>
                <math:mn>1,</math:mn>
              </math:mrow>
              <math:mi/>
              <math:mi>k</math:mi>
            </math:mrow>
          </math:msubsup>
        </math:mrow>
      </math:mtr>
      <math:mtr>
        <math:mrow>
          <math:mrow>
            <math:mi/>
            <math:mo math:stretchy="false">+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L</math:mi>
            </math:mrow>
          </math:mfrac>
          <math:mi/>
          <math:msubsup>
            <math:mrow>
              <math:mo math:stretchy="false">(</math:mo>
              <math:mrow>
                <math:mrow>
                  <math:mo math:stretchy="false">(</math:mo>
                  <math:mrow>
                    <math:msub>
                      <math:mi>E</math:mi>
                      <math:mi>t</math:mi>
                    </math:msub>
                    <math:mo math:stretchy="false">+</math:mo>
                    <math:mi>p</math:mi>
                  </math:mrow>
                  <math:mo math:stretchy="false">)</math:mo>
                </math:mrow>
                <math:mrow>
                  <math:mi>v</math:mi>
                  <math:mo math:stretchy="false">−</math:mo>
                  <math:mi>u</math:mi>
                </math:mrow>
                <math:mrow>
                  <math:msub>
                    <math:mo math:stretchy="false">τ</math:mo>
                    <math:mi math:fontstyle="italic">xy</math:mi>
                  </math:msub>
                  <math:mo math:stretchy="false">−</math:mo>
                  <math:mi>v</math:mi>
                </math:mrow>
                <math:mrow>
                  <math:msub>
                    <math:mo math:stretchy="false">τ</math:mo>
                    <math:mi math:fontstyle="italic">yy</math:mi>
                  </math:msub>
                  <math:mo math:stretchy="false">+</math:mo>
                  <math:msub>
                    <math:mi>q</math:mi>
                    <math:mi>y</math:mi>
                  </math:msub>
                </math:mrow>
              </math:mrow>
              <math:mo math:stretchy="false">)</math:mo>
            </math:mrow>
            <math:mi>s</math:mi>
            <math:mrow>
              <math:mrow>
                <math:mi>n</math:mi>
                <math:mo math:stretchy="false">+</math:mo>
                <math:mn>1,</math:mn>
              </math:mrow>
              <math:mi/>
              <math:mi>k</math:mi>
            </math:mrow>
          </math:msubsup>
        </math:mrow>
      </math:mtr>
      <math:mtr>
        <math:mrow>
          <math:mrow>
            <math:mi/>
            <math:mo math:stretchy="false">−</math:mo>
            <math:mi/>
          </math:mrow>
          <math:mfrac>
            <math:mrow>
              <math:mo math:stretchy="false">Δ</math:mo>
              <math:mi>t</math:mi>
            </math:mrow>
            <math:mrow>
              <math:mo math:stretchy="false">δ</math:mo>
              <math:mi>L</math:mi>
            </math:mrow>
          </math:mfrac>
          <math:mi/>
          <math:msubsup>
            <math:mrow>
              <math:mo math:stretchy="false">(</math:mo>
              <math:mrow>
                <math:mrow>
                  <math:mo math:stretchy="false">(</math:mo>
                  <math:mrow>
                    <math:msub>
                      <math:mi>E</math:mi>
                      <math:mi>t</math:mi>
                    </math:msub>
                    <math:mo math:stretchy="false">+</math:mo>
                    <math:mi>p</math:mi>
                  </math:mrow>
                  <math:mo math:stretchy="false">)</math:mo>
                </math:mrow>
                <math:mrow>
                  <math:mi>v</math:mi>
                  <math:mo math:stretchy="false">−</math:mo>
                  <math:mi>u</math:mi>
                </math:mrow>
                <math:mrow>
                  <math:msub>
                    <math:mo math:stretchy="false">τ</math:mo>
                    <math:mi math:fontstyle="italic">xy</math:mi>
                  </math:msub>
                  <math:mo math:stretchy="false">−</math:mo>
                  <math:mi>v</math:mi>
                </math:mrow>
                <math:mrow>
                  <math:msub>
                    <math:mo math:stretchy="false">τ</math:mo>
                    <math:mi math:fontstyle="italic">yy</math:mi>
                  </math:msub>
                  <math:mo math:stretchy="false">+</math:mo>
                  <math:msub>
                    <math:mi>q</math:mi>
                    <math:mi>y</math:mi>
                  </math:msub>
                </math:mrow>
              </math:mrow>
              <math:mo math:stretchy="false">)</math:mo>
            </math:mrow>
            <math:mi>n</math:mi>
            <math:mrow>
              <math:mrow>
                <math:mi>n</math:mi>
                <math:mo math:stretchy="false">+</math:mo>
                <math:mn>1,</math:mn>
              </math:mrow>
              <math:mi/>
              <math:mi>k</math:mi>
            </math:mrow>
          </math:msubsup>
        </math:mrow>
      </math:mtr>
      <math:mtr>
        <math:mrow>
          <math:mrow>
            <math:mi/>
            <math:mo math:stretchy="false">+</math:mo>
            <math:mi/>
          </math:mrow>
          <math:msup>
            <math:mrow>
              <math:mo math:stretchy="false">(</math:mo>
              <math:mrow>
                <math:mo math:stretchy="false">ρ</math:mo>
                <math:mi>v</math:mi>
              </math:mrow>
              <math:mo math:stretchy="false">)</math:mo>
            </math:mrow>
            <math:mi>n</math:mi>
          </math:msup>
        </math:mrow>
      </math:mtr>
    </math:mtable>
    <math:annotation math:encoding="StarMath 5.0">E_t^{n+1,`k+1} `=` {%DELTA t}over{%delta L} `
( (E_t+p)u - u %tau_{xx}-v %tau_{xy}+q_x )_w^{n+1,`k} 
newline ~~~ 
`-`{%DELTA t}over{%delta L}
((E_t+p)u - u %tau_{xx}-v %tau_{xy}+q_x)_e^{n+1,`k}
newline ~~~
`+`
{%DELTA t}over{%delta L} `
( (E_t+p)v - u %tau_{xy}-v %tau_{yy}+q_y )_s^{n+1,`k}
newline ~~~
`-`
{%DELTA t}over{%delta L} `
( (E_t+p)v - u %tau_{xy}-v %tau_{yy}+q_y )_n^{n+1,`k}
newline
 `+` (%rho v)^n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sup>
        <math:mi>e</math:mi>
        <math:mrow>
          <math:mi>n</math:mi>
          <math:mi>,</math:mi>
          <math:mi/>
          <math:mi>k</math:mi>
        </math:mrow>
      </math:msup>
      <math:mrow>
        <math:mi/>
        <math:mo math:stretchy="false">=</math:mo>
        <math:mi/>
      </math:mrow>
      <math:mfrac>
        <math:msubsup>
          <math:mi>E</math:mi>
          <math:mi>t</math:mi>
          <math:mrow>
            <math:mi>n</math:mi>
            <math:mi>,</math:mi>
            <math:mi/>
            <math:mi>k</math:mi>
          </math:mrow>
        </math:msubsup>
        <math:msup>
          <math:mo math:stretchy="false">ρ</math:mo>
          <math:mrow>
            <math:mi>n</math:mi>
            <math:mi>,</math:mi>
            <math:mi/>
            <math:mi>k</math:mi>
          </math:mrow>
        </math:msup>
      </math:mfrac>
      <math:mrow>
        <math:mi/>
        <math:mo math:stretchy="false">−</math:mo>
        <math:mi/>
      </math:mrow>
      <math:mfrac>
        <math:mrow>
          <math:mo math:stretchy="false">[</math:mo>
          <math:mrow>
            <math:msup>
              <math:mrow>
                <math:mo math:stretchy="false">(</math:mo>
                <math:msup>
                  <math:mi>u</math:mi>
                  <math:mrow>
                    <math:mi>n</math:mi>
                    <math:mi>,</math:mi>
                    <math:mi/>
                    <math:mi>k</math:mi>
                  </math:mrow>
                </math:msup>
                <math:mo math:stretchy="false">)</math:mo>
              </math:mrow>
              <math:mn>2</math:mn>
            </math:msup>
            <math:mo math:stretchy="false">+</math:mo>
            <math:msup>
              <math:mrow>
                <math:mo math:stretchy="false">(</math:mo>
                <math:msup>
                  <math:mi>v</math:mi>
                  <math:mrow>
                    <math:mi>n</math:mi>
                    <math:mi>,</math:mi>
                    <math:mi/>
                    <math:mi>k</math:mi>
                  </math:mrow>
                </math:msup>
                <math:mo math:stretchy="false">)</math:mo>
              </math:mrow>
              <math:mn>2</math:mn>
            </math:msup>
          </math:mrow>
          <math:mo math:stretchy="false">]</math:mo>
        </math:mrow>
        <math:mn>2</math:mn>
      </math:mfrac>
    </math:mrow>
    <math:annotation math:encoding="StarMath 5.0">e^{n,`k} `=` E_t^{n,`k} over {%rho^{n,`k}} `-` {[(u^{n,`k})^2+(v^{n,`k})^2]}over 2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sup>
        <math:mi>T</math:mi>
        <math:mrow>
          <math:mi>n</math:mi>
          <math:mi>,</math:mi>
          <math:mi/>
          <math:mi>k</math:mi>
        </math:mrow>
      </math:msup>
      <math:mrow>
        <math:mi/>
        <math:mo math:stretchy="false">=</math:mo>
        <math:mi/>
      </math:mrow>
      <math:mfrac>
        <math:msup>
          <math:mi>e</math:mi>
          <math:mrow>
            <math:mi>n</math:mi>
            <math:mi>,</math:mi>
            <math:mi/>
            <math:mi>k</math:mi>
          </math:mrow>
        </math:msup>
        <math:msub>
          <math:mi>c</math:mi>
          <math:mi>v</math:mi>
        </math:msub>
      </math:mfrac>
    </math:mrow>
    <math:annotation math:encoding="StarMath 5.0">T^{n,`k} `=` e^{n,`k} over {c_v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tyle math:fontweight="bold">
        <math:mrow>
          <math:mi>U</math:mi>
        </math:mrow>
      </math:mstyle>
      <math:mrow>
        <math:mi/>
        <math:mo math:stretchy="false">=</math:mo>
        <math:mi/>
      </math:mrow>
      <math:mfenced math:open="" math:close="">
        <math:mtable>
          <math:mtr>
            <math:mo math:stretchy="false">ρ</math:mo>
          </math:mtr>
          <math:mtr>
            <math:mrow>
              <math:mo math:stretchy="false">ρ</math:mo>
              <math:mi>u</math:mi>
            </math:mrow>
          </math:mtr>
          <math:mtr>
            <math:mrow>
              <math:mo math:stretchy="false">ρ</math:mo>
              <math:mi>v</math:mi>
            </math:mrow>
          </math:mtr>
          <math:mtr>
            <math:msub>
              <math:mi>E</math:mi>
              <math:mi>t</math:mi>
            </math:msub>
          </math:mtr>
        </math:mtable>
      </math:mfenced>
      <math:mi>,</math:mi>
      <math:mi/>
      <math:mstyle math:fontweight="bold">
        <math:mrow>
          <math:mi>E</math:mi>
        </math:mrow>
      </math:mstyle>
      <math:mrow>
        <math:mi/>
        <math:mo math:stretchy="false">=</math:mo>
        <math:mi/>
      </math:mrow>
      <math:mfenced math:open="" math:close="">
        <math:mtable>
          <math:mtr>
            <math:mrow>
              <math:mo math:stretchy="false">ρ</math:mo>
              <math:mi>u</math:mi>
            </math:mrow>
          </math:mtr>
          <math:mtr>
            <math:mrow>
              <math:mo math:stretchy="false">ρ</math:mo>
              <math:msup>
                <math:mi>u</math:mi>
                <math:mn>2</math:mn>
              </math:msup>
              <math:mrow>
                <math:mi/>
                <math:mo math:stretchy="false">+</math:mo>
                <math:mi/>
              </math:mrow>
              <math:mi>p</math:mi>
              <math:mrow>
                <math:mi/>
                <math:mo math:stretchy="false">−</math:mo>
                <math:mi/>
              </math:mrow>
              <math:msub>
                <math:mo math:stretchy="false">τ</math:mo>
                <math:mi math:fontstyle="italic">xx</math:mi>
              </math:msub>
            </math:mrow>
          </math:mtr>
          <math:mtr>
            <math:mrow>
              <math:mo math:stretchy="false">ρ</math:mo>
              <math:mi>u</math:mi>
              <math:mi>v</math:mi>
              <math:mrow>
                <math:mi/>
                <math:mo math:stretchy="false">−</math:mo>
                <math:mi/>
              </math:mrow>
              <math:msub>
                <math:mo math:stretchy="false">τ</math:mo>
                <math:mi math:fontstyle="italic">xy</math:mi>
              </math:msub>
            </math:mrow>
          </math:mtr>
          <math:mtr>
            <math:mrow>
              <math:mrow>
                <math:mo math:stretchy="false">(</math:mo>
                <math:mrow>
                  <math:msub>
                    <math:mi>E</math:mi>
                    <math:mi>t</math:mi>
                  </math:msub>
                  <math:mo math:stretchy="false">+</math:mo>
                  <math:mi>p</math:mi>
                </math:mrow>
                <math:mo math:stretchy="false">)</math:mo>
              </math:mrow>
              <math:mrow>
                <math:mi>u</math:mi>
                <math:mo math:stretchy="false">−</math:mo>
                <math:mi>u</math:mi>
              </math:mrow>
              <math:mrow>
                <math:msub>
                  <math:mo math:stretchy="false">τ</math:mo>
                  <math:mi math:fontstyle="italic">xx</math:mi>
                </math:msub>
                <math:mo math:stretchy="false">−</math:mo>
                <math:mi>v</math:mi>
              </math:mrow>
              <math:mrow>
                <math:msub>
                  <math:mo math:stretchy="false">τ</math:mo>
                  <math:mi math:fontstyle="italic">xy</math:mi>
                </math:msub>
                <math:mo math:stretchy="false">+</math:mo>
                <math:msub>
                  <math:mi>q</math:mi>
                  <math:mi>x</math:mi>
                </math:msub>
              </math:mrow>
            </math:mrow>
          </math:mtr>
        </math:mtable>
      </math:mfenced>
      <math:mi>,</math:mi>
      <math:mi/>
      <math:mstyle math:fontweight="bold">
        <math:mrow>
          <math:mi>F</math:mi>
        </math:mrow>
      </math:mstyle>
      <math:mrow>
        <math:mi/>
        <math:mo math:stretchy="false">=</math:mo>
        <math:mi/>
      </math:mrow>
      <math:mfenced math:open="" math:close="">
        <math:mtable>
          <math:mtr>
            <math:mrow>
              <math:mo math:stretchy="false">ρ</math:mo>
              <math:mi>v</math:mi>
            </math:mrow>
          </math:mtr>
          <math:mtr>
            <math:mrow>
              <math:mo math:stretchy="false">ρ</math:mo>
              <math:mi>u</math:mi>
              <math:mrow>
                <math:mi>v</math:mi>
                <math:mo math:stretchy="false">−</math:mo>
                <math:msub>
                  <math:mo math:stretchy="false">τ</math:mo>
                  <math:mi math:fontstyle="italic">xy</math:mi>
                </math:msub>
              </math:mrow>
            </math:mrow>
          </math:mtr>
          <math:mtr>
            <math:mrow>
              <math:mo math:stretchy="false">ρ</math:mo>
              <math:mrow>
                <math:mrow>
                  <math:msup>
                    <math:mi>v</math:mi>
                    <math:mn>2</math:mn>
                  </math:msup>
                  <math:mo math:stretchy="false">+</math:mo>
                  <math:mi>p</math:mi>
                </math:mrow>
                <math:mo math:stretchy="false">−</math:mo>
                <math:msub>
                  <math:mo math:stretchy="false">τ</math:mo>
                  <math:mi math:fontstyle="italic">xy</math:mi>
                </math:msub>
              </math:mrow>
            </math:mrow>
          </math:mtr>
          <math:mtr>
            <math:mrow>
              <math:mrow>
                <math:mo math:stretchy="false">(</math:mo>
                <math:mrow>
                  <math:msub>
                    <math:mi>E</math:mi>
                    <math:mi>t</math:mi>
                  </math:msub>
                  <math:mo math:stretchy="false">+</math:mo>
                  <math:mi>p</math:mi>
                </math:mrow>
                <math:mo math:stretchy="false">)</math:mo>
              </math:mrow>
              <math:mrow>
                <math:mi>v</math:mi>
                <math:mo math:stretchy="false">−</math:mo>
                <math:mi>u</math:mi>
              </math:mrow>
              <math:mrow>
                <math:msub>
                  <math:mo math:stretchy="false">τ</math:mo>
                  <math:mi math:fontstyle="italic">xy</math:mi>
                </math:msub>
                <math:mo math:stretchy="false">−</math:mo>
                <math:mi>v</math:mi>
              </math:mrow>
              <math:mrow>
                <math:msub>
                  <math:mo math:stretchy="false">τ</math:mo>
                  <math:mi math:fontstyle="italic">yy</math:mi>
                </math:msub>
                <math:mo math:stretchy="false">+</math:mo>
                <math:msub>
                  <math:mi>q</math:mi>
                  <math:mi>y</math:mi>
                </math:msub>
              </math:mrow>
            </math:mrow>
          </math:mtr>
        </math:mtable>
      </math:mfenced>
    </math:mrow>
    <math:annotation math:encoding="StarMath 5.0">bold U `=` left ( 
				stack{ %rho # 
					   %rho u #
					   %rho v #
					   E_{t} }  
		   right )
,~
bold E `=` left (
				stack { %rho u #
						%rho u^2 `+` p `-` %tau_{xx} #
						%rho u v `-` %tau_{xy} #
						(E_t + p)u - u %tau_{xx} - v %tau_{xy} + q_x }
			right )
,~
bold F `=` left (
				stack { %rho v #
						%rho u v - %tau_{xy} #
						%rho v^2 + p - %tau_{xy} #
						(E_t + p)v - u %tau_{xy} - v %tau_{yy}+q_y }
			right )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sup>
        <math:mi>p</math:mi>
        <math:mrow>
          <math:mi>n</math:mi>
          <math:mi>,</math:mi>
          <math:mi/>
          <math:mi>k</math:mi>
        </math:mrow>
      </math:msup>
      <math:mrow>
        <math:mi/>
        <math:mo math:stretchy="false">=</math:mo>
        <math:mi/>
      </math:mrow>
      <math:mi>R</math:mi>
      <math:msup>
        <math:mo math:stretchy="false">ρ</math:mo>
        <math:mrow>
          <math:mi>n</math:mi>
          <math:mi>,</math:mi>
          <math:mi/>
          <math:mi>k</math:mi>
        </math:mrow>
      </math:msup>
      <math:msup>
        <math:mi>T</math:mi>
        <math:mrow>
          <math:mi>n</math:mi>
          <math:mi>,</math:mi>
          <math:mi/>
          <math:mi>k</math:mi>
        </math:mrow>
      </math:msup>
    </math:mrow>
    <math:annotation math:encoding="StarMath 5.0">p^{n,`k} `=` R %rho^{n,`k} T^{n,`k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μ</math:mo>
        <math:mrow>
          <math:mi>n</math:mi>
          <math:mi>,</math:mi>
          <math:mi/>
          <math:mi>k</math:mi>
        </math:mrow>
      </math:msup>
      <math:mrow>
        <math:mi/>
        <math:mo math:stretchy="false">=</math:mo>
        <math:mi/>
      </math:mrow>
      <math:msub>
        <math:mo math:stretchy="false">μ</math:mo>
        <math:mn>0</math:mn>
      </math:msub>
      <math:msup>
        <math:mfenced math:open="" math:close="">
          <math:mfrac>
            <math:msup>
              <math:mi>T</math:mi>
              <math:mrow>
                <math:mi>n</math:mi>
                <math:mi>,</math:mi>
                <math:mi/>
                <math:mi>k</math:mi>
              </math:mrow>
            </math:msup>
            <math:msub>
              <math:mi>T</math:mi>
              <math:mn>0</math:mn>
            </math:msub>
          </math:mfrac>
        </math:mfenced>
        <math:mfrac>
          <math:mn>3</math:mn>
          <math:mn>2</math:mn>
        </math:mfrac>
      </math:msup>
      <math:mfenced math:open="" math:close="">
        <math:mfrac>
          <math:mrow>
            <math:msub>
              <math:mi>T</math:mi>
              <math:mn>0</math:mn>
            </math:msub>
            <math:mo math:stretchy="false">+</math:mo>
            <math:mn>110</math:mn>
          </math:mrow>
          <math:mrow>
            <math:msup>
              <math:mi>T</math:mi>
              <math:mrow>
                <math:mi>n</math:mi>
                <math:mi>,</math:mi>
                <math:mi/>
                <math:mi>k</math:mi>
              </math:mrow>
            </math:msup>
            <math:mo math:stretchy="false">+</math:mo>
            <math:mn>110</math:mn>
          </math:mrow>
        </math:mfrac>
      </math:mfenced>
    </math:mrow>
    <math:annotation math:encoding="StarMath 5.0">%mu^{n,`k} `=` %mu_0 left( {T^{n,`k}}over{T_0} right)^{3 over 2}left( {T_0 + 110}over{T^{n,`k} + 110} right)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i>k</math:mi>
      <math:mrow>
        <math:mi/>
        <math:mo math:stretchy="false">=</math:mo>
        <math:mi/>
      </math:mrow>
      <math:mfrac>
        <math:mrow>
          <math:msup>
            <math:mo math:stretchy="false">μ</math:mo>
            <math:mrow>
              <math:mi>n</math:mi>
              <math:mi>,</math:mi>
              <math:mi/>
              <math:mi>k</math:mi>
            </math:mrow>
          </math:msup>
          <math:msub>
            <math:mi>c</math:mi>
            <math:mi>p</math:mi>
          </math:msub>
        </math:mrow>
        <math:mstyle math:fontweight="bold">
          <math:mrow>
            <math:mi math:fontstyle="italic">Pr</math:mi>
          </math:mrow>
        </math:mstyle>
      </math:mfrac>
    </math:mrow>
    <math:annotation math:encoding="StarMath 5.0">k `=` {%mu^{n,`k} c_p}over{bold {Pr}}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>U</math:mi>
          </math:mrow>
        </math:mstyle>
        <math:mrow>
          <math:mrow>
            <math:mi>n</math:mi>
            <math:mo math:stretchy="false">+</math:mo>
            <math:mn>1,</math:mn>
          </math:mrow>
          <math:mi/>
          <math:mrow>
            <math:mi>k</math:mi>
            <math:mo math:stretchy="false">+</math:mo>
            <math:mn>1</math:mn>
          </math:mrow>
        </math:mrow>
      </math:msup>
      <math:mrow>
        <math:mi/>
        <math:mo math:stretchy="false">=</math:mo>
        <math:mi/>
      </math:mrow>
      <math:mfrac>
        <math:mrow>
          <math:mo math:stretchy="false">Δ</math:mo>
          <math:mi>t</math:mi>
        </math:mrow>
        <math:mrow>
          <math:mo math:stretchy="false">δ</math:mo>
          <math:mi>L</math:mi>
        </math:mrow>
      </math:mfrac>
      <math:mfenced math:open="" math:close="">
        <math:mrow>
          <math:mrow>
            <math:mrow>
              <math:msup>
                <math:msub>
                  <math:mstyle math:fontweight="bold">
                    <math:mrow>
                      <math:mi>E</math:mi>
                    </math:mrow>
                  </math:mstyle>
                  <math:mi>w</math:mi>
                </math:msub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p>
              <math:mo math:stretchy="false">−</math:mo>
              <math:msup>
                <math:msub>
                  <math:mstyle math:fontweight="bold">
                    <math:mrow>
                      <math:mi>E</math:mi>
                    </math:mrow>
                  </math:mstyle>
                  <math:mi>e</math:mi>
                </math:msub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p>
            </math:mrow>
            <math:mo math:stretchy="false">+</math:mo>
            <math:msup>
              <math:msub>
                <math:mstyle math:fontweight="bold">
                  <math:mrow>
                    <math:mi>F</math:mi>
                  </math:mrow>
                </math:mstyle>
                <math:mi>s</math:mi>
              </math:msub>
              <math:mrow>
                <math:mrow>
                  <math:mi>n</math:mi>
                  <math:mo math:stretchy="false">+</math:mo>
                  <math:mn>1,</math:mn>
                </math:mrow>
                <math:mi/>
                <math:mi>k</math:mi>
              </math:mrow>
            </math:msup>
          </math:mrow>
          <math:mo math:stretchy="false">−</math:mo>
          <math:msup>
            <math:msub>
              <math:mstyle math:fontweight="bold">
                <math:mrow>
                  <math:mi>F</math:mi>
                </math:mrow>
              </math:mstyle>
              <math:mi>n</math:mi>
            </math:msub>
            <math:mrow>
              <math:mrow>
                <math:mi>n</math:mi>
                <math:mo math:stretchy="false">+</math:mo>
                <math:mn>1,</math:mn>
              </math:mrow>
              <math:mi/>
              <math:mi>k</math:mi>
            </math:mrow>
          </math:msup>
        </math:mrow>
      </math:mfenced>
      <math:mrow>
        <math:mi/>
        <math:mo math:stretchy="false">+</math:mo>
        <math:mi/>
      </math:mrow>
      <math:msup>
        <math:mstyle math:fontweight="bold">
          <math:mrow>
            <math:mi>U</math:mi>
          </math:mrow>
        </math:mstyle>
        <math:mi>n</math:mi>
      </math:msup>
    </math:mrow>
    <math:annotation math:encoding="StarMath 5.0">{bold U}^{n+1,`k+1} `=` {%DELTA t}over{%delta L} left( {{bold E}_w}^{n+1,`k} - {{bold E}_e}^{n+1,`k} + {{bold F}_s}^{n+1,`k} - {{bold F}_n}^{n+1,`k} right) `+` {bold U}^n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i>n</math:mi>
          <math:mrow>
            <math:mi>n</math:mi>
            <math:mo math:stretchy="false">+</math:mo>
            <math:mn>1</math:mn>
          </math:mrow>
        </math:munderover>
        <math:mrow>
          <math:munderover>
            <math:mo math:stretchy="false">∫</math:mo>
            <math:mi>V</math:mi>
            <math:mrow/>
          </math:munderover>
          <math:mrow>
            <math:mfrac>
              <math:mrow>
                <math:mo math:stretchy="false">∂</math:mo>
                <math:mstyle math:fontweight="bold">
                  <math:mrow>
                    <math:mi>U</math:mi>
                  </math:mrow>
                </math:mstyle>
              </math:mrow>
              <math:mrow>
                <math:mo math:stretchy="false">∂</math:mo>
                <math:mi>t</math:mi>
              </math:mrow>
            </math:mfrac>
            <math:mi math:fontstyle="italic">dV</math:mi>
            <math:mi math:fontstyle="italic">dt</math:mi>
          </math:mrow>
        </math:mrow>
      </math:mrow>
      <math:mrow>
        <math:mi/>
        <math:mo math:stretchy="false">+</math:mo>
        <math:mi/>
      </math:mrow>
      <math:mrow>
        <math:munderover>
          <math:mo math:stretchy="false">∫</math:mo>
          <math:mi>n</math:mi>
          <math:mrow>
            <math:mi>n</math:mi>
            <math:mo math:stretchy="false">+</math:mo>
            <math:mn>1</math:mn>
          </math:mrow>
        </math:munderover>
        <math:mrow>
          <math:munderover>
            <math:mo math:stretchy="false">∫</math:mo>
            <math:mi>V</math:mi>
            <math:mrow/>
          </math:munderover>
          <math:mrow>
            <math:mfrac>
              <math:mrow>
                <math:mo math:stretchy="false">∂</math:mo>
                <math:mstyle math:fontweight="bold">
                  <math:mrow>
                    <math:mi>E</math:mi>
                  </math:mrow>
                </math:mstyle>
              </math:mrow>
              <math:mrow>
                <math:mo math:stretchy="false">∂</math:mo>
                <math:mi>x</math:mi>
              </math:mrow>
            </math:mfrac>
            <math:mi math:fontstyle="italic">dV</math:mi>
            <math:mi math:fontstyle="italic">dt</math:mi>
          </math:mrow>
        </math:mrow>
      </math:mrow>
      <math:mrow>
        <math:mi/>
        <math:mo math:stretchy="false">+</math:mo>
        <math:mi/>
      </math:mrow>
      <math:mrow>
        <math:munderover>
          <math:mo math:stretchy="false">∫</math:mo>
          <math:mi>n</math:mi>
          <math:mrow>
            <math:mi>n</math:mi>
            <math:mo math:stretchy="false">+</math:mo>
            <math:mn>1</math:mn>
          </math:mrow>
        </math:munderover>
        <math:mrow>
          <math:munderover>
            <math:mo math:stretchy="false">∫</math:mo>
            <math:mi>V</math:mi>
            <math:mrow/>
          </math:munderover>
          <math:mrow>
            <math:mfrac>
              <math:mrow>
                <math:mo math:stretchy="false">∂</math:mo>
                <math:mstyle math:fontweight="bold">
                  <math:mrow>
                    <math:mi>F</math:mi>
                  </math:mrow>
                </math:mstyle>
              </math:mrow>
              <math:mrow>
                <math:mo math:stretchy="false">∂</math:mo>
                <math:mi>y</math:mi>
              </math:mrow>
            </math:mfrac>
            <math:mi math:fontstyle="italic">dV</math:mi>
            <math:mi math:fontstyle="italic">dt</math:mi>
          </math:mrow>
        </math:mrow>
      </math:mrow>
      <math:mrow>
        <math:mi/>
        <math:mo math:stretchy="false">=</math:mo>
        <math:mi/>
      </math:mrow>
      <math:mn>0</math:mn>
    </math:mrow>
    <math:annotation math:encoding="StarMath 5.0">int from {n} to {n+1} int from {V} to {} { {partial bold U} over {partial t} dV dt} `+`
int from {n} to {n+1} int from {V} to {} { {partial bold E} over {partial x} dV dt}
`+`
int from {n} to {n+1} int from {V} to {} { {partial bold F} over {partial y} dV dt}
`=` 0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underover>
          <math:mo math:stretchy="false">∫</math:mo>
          <math:mi>V</math:mi>
          <math:mrow/>
        </math:munderover>
        <math:mrow>
          <math:mfenced math:open="" math:close="">
            <math:mrow>
              <math:munderover>
                <math:mo math:stretchy="false">∫</math:mo>
                <math:mi>n</math:mi>
                <math:mrow>
                  <math:mi>n</math:mi>
                  <math:mo math:stretchy="false">+</math:mo>
                  <math:mn>1</math:mn>
                </math:mrow>
              </math:munderover>
              <math:mrow>
                <math:mfrac>
                  <math:mrow>
                    <math:mo math:stretchy="false">∂</math:mo>
                    <math:mstyle math:fontweight="bold">
                      <math:mrow>
                        <math:mi>U</math:mi>
                      </math:mrow>
                    </math:mstyle>
                  </math:mrow>
                  <math:mrow>
                    <math:mo math:stretchy="false">∂</math:mo>
                    <math:mi>t</math:mi>
                  </math:mrow>
                </math:mfrac>
                <math:mi math:fontstyle="italic">dt</math:mi>
              </math:mrow>
            </math:mrow>
          </math:mfenced>
          <math:mi>d</math:mi>
          <math:mi>V</math:mi>
        </math:mrow>
      </math:mrow>
      <math:mrow>
        <math:mi/>
        <math:mo math:stretchy="false">+</math:mo>
        <math:mi/>
      </math:mrow>
      <math:mrow>
        <math:munderover>
          <math:mo math:stretchy="false">∫</math:mo>
          <math:mi>n</math:mi>
          <math:mrow>
            <math:mi>n</math:mi>
            <math:mo math:stretchy="false">+</math:mo>
            <math:mn>1</math:mn>
          </math:mrow>
        </math:munderover>
        <math:mrow>
          <math:mfenced math:open="[" math:close="]">
            <math:mrow>
              <math:msub>
                <math:mrow>
                  <math:mo math:stretchy="false">(</math:mo>
                  <math:mrow>
                    <math:mo math:stretchy="false">δ</math:mo>
                    <math:mi>A</math:mi>
                    <math:mi>E</math:mi>
                  </math:mrow>
                  <math:mo math:stretchy="false">)</math:mo>
                </math:mrow>
                <math:mi>e</math:mi>
              </math:msub>
              <math:mo math:stretchy="false">−</math:mo>
              <math:msub>
                <math:mrow>
                  <math:mo math:stretchy="false">(</math:mo>
                  <math:mrow>
                    <math:mo math:stretchy="false">δ</math:mo>
                    <math:mi>A</math:mi>
                    <math:mi>E</math:mi>
                  </math:mrow>
                  <math:mo math:stretchy="false">)</math:mo>
                </math:mrow>
                <math:mi>w</math:mi>
              </math:msub>
            </math:mrow>
          </math:mfenced>
          <math:mi math:fontstyle="italic">dt</math:mi>
        </math:mrow>
      </math:mrow>
      <math:mrow>
        <math:mi/>
        <math:mo math:stretchy="false">+</math:mo>
        <math:mi/>
      </math:mrow>
      <math:mrow>
        <math:munderover>
          <math:mo math:stretchy="false">∫</math:mo>
          <math:mi>n</math:mi>
          <math:mrow>
            <math:mi>n</math:mi>
            <math:mo math:stretchy="false">+</math:mo>
            <math:mn>1</math:mn>
          </math:mrow>
        </math:munderover>
        <math:mrow>
          <math:mfenced math:open="[" math:close="]">
            <math:mrow>
              <math:msub>
                <math:mrow>
                  <math:mo math:stretchy="false">(</math:mo>
                  <math:mrow>
                    <math:mo math:stretchy="false">δ</math:mo>
                    <math:mi>A</math:mi>
                    <math:mi>F</math:mi>
                  </math:mrow>
                  <math:mo math:stretchy="false">)</math:mo>
                </math:mrow>
                <math:mi>n</math:mi>
              </math:msub>
              <math:mo math:stretchy="false">−</math:mo>
              <math:msub>
                <math:mrow>
                  <math:mo math:stretchy="false">(</math:mo>
                  <math:mrow>
                    <math:mo math:stretchy="false">δ</math:mo>
                    <math:mi>A</math:mi>
                    <math:mi>F</math:mi>
                  </math:mrow>
                  <math:mo math:stretchy="false">)</math:mo>
                </math:mrow>
                <math:mi>s</math:mi>
              </math:msub>
            </math:mrow>
          </math:mfenced>
          <math:mi math:fontstyle="italic">dt</math:mi>
        </math:mrow>
      </math:mrow>
      <math:mrow>
        <math:mi/>
        <math:mo math:stretchy="false">=</math:mo>
        <math:mi/>
      </math:mrow>
      <math:mn>0</math:mn>
    </math:mrow>
    <math:annotation math:encoding="StarMath 5.0">int from {V} to {} {left ( int from {n} to {n+1} {{partial bold U} over{partial t} dt}  right ) d V}
`+`
int from {n} to {n+1} {left[ (%delta A E)_e - (%delta A E)_w right] dt}
`+`
int from {n} to {n+1} {left[ (%delta A F)_n - (%delta A F)_s right] dt}
`=` 0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i>V</math:mi>
      <math:mrow>
        <math:mo math:stretchy="false">(</math:mo>
        <math:mrow>
          <math:msup>
            <math:mstyle math:fontweight="bold">
              <math:mrow>
                <math:mi>U</math:mi>
              </math:mrow>
            </math:mstyle>
            <math:mrow>
              <math:mi>n</math:mi>
              <math:mo math:stretchy="false">+</math:mo>
              <math:mn>1</math:mn>
            </math:mrow>
          </math:msup>
          <math:mo math:stretchy="false">−</math:mo>
          <math:msup>
            <math:mstyle math:fontweight="bold">
              <math:mrow>
                <math:mi>U</math:mi>
              </math:mrow>
            </math:mstyle>
            <math:mi>n</math:mi>
          </math:msup>
        </math:mrow>
        <math:mo math:stretchy="false">)</math:mo>
      </math:mrow>
      <math:mrow>
        <math:mi/>
        <math:mo math:stretchy="false">+</math:mo>
        <math:mi/>
      </math:mrow>
      <math:mo math:stretchy="false">δ</math:mo>
      <math:mi>A</math:mi>
      <math:mo math:stretchy="false">Δ</math:mo>
      <math:mi>t</math:mi>
      <math:mrow>
        <math:mo math:stretchy="false">(</math:mo>
        <math:mrow>
          <math:msup>
            <math:msub>
              <math:mstyle math:fontweight="bold">
                <math:mrow>
                  <math:mi>E</math:mi>
                </math:mrow>
              </math:mstyle>
              <math:mi>e</math:mi>
            </math:msub>
            <math:mrow>
              <math:mi>n</math:mi>
              <math:mo math:stretchy="false">+</math:mo>
              <math:mn>1</math:mn>
            </math:mrow>
          </math:msup>
          <math:mo math:stretchy="false">−</math:mo>
          <math:msup>
            <math:msub>
              <math:mstyle math:fontweight="bold">
                <math:mrow>
                  <math:mi>E</math:mi>
                </math:mrow>
              </math:mstyle>
              <math:mi>w</math:mi>
            </math:msub>
            <math:mrow>
              <math:mi>n</math:mi>
              <math:mo math:stretchy="false">+</math:mo>
              <math:mn>1</math:mn>
            </math:mrow>
          </math:msup>
        </math:mrow>
        <math:mo math:stretchy="false">)</math:mo>
      </math:mrow>
      <math:mrow>
        <math:mi/>
        <math:mo math:stretchy="false">+</math:mo>
        <math:mi/>
      </math:mrow>
      <math:mo math:stretchy="false">δ</math:mo>
      <math:mi>A</math:mi>
      <math:mo math:stretchy="false">Δ</math:mo>
      <math:mi>t</math:mi>
      <math:mrow>
        <math:mo math:stretchy="false">(</math:mo>
        <math:mrow>
          <math:msup>
            <math:msub>
              <math:mstyle math:fontweight="bold">
                <math:mrow>
                  <math:mi>F</math:mi>
                </math:mrow>
              </math:mstyle>
              <math:mi>n</math:mi>
            </math:msub>
            <math:mrow>
              <math:mi>n</math:mi>
              <math:mo math:stretchy="false">+</math:mo>
              <math:mn>1</math:mn>
            </math:mrow>
          </math:msup>
          <math:mo math:stretchy="false">−</math:mo>
          <math:msup>
            <math:msub>
              <math:mstyle math:fontweight="bold">
                <math:mrow>
                  <math:mi>F</math:mi>
                </math:mrow>
              </math:mstyle>
              <math:mi>s</math:mi>
            </math:msub>
            <math:mrow>
              <math:mi>n</math:mi>
              <math:mo math:stretchy="false">+</math:mo>
              <math:mn>1</math:mn>
            </math:mrow>
          </math:msup>
        </math:mrow>
        <math:mo math:stretchy="false">)</math:mo>
      </math:mrow>
      <math:mrow>
        <math:mi/>
        <math:mo math:stretchy="false">=</math:mo>
        <math:mi/>
      </math:mrow>
      <math:mn>0</math:mn>
    </math:mrow>
    <math:annotation math:encoding="StarMath 5.0">%delta V({bold U}^{n+1} - {bold U}^{n}) `+` %delta A %DELTA t ( {{bold E}_e}^{n+1}-{{bold E}_w}^{n+1} ) `+` %delta A %DELTA t ( {{bold F}_n}^{n+1}-{{bold F}_s}^{n+1} ) `=` 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p>
        <math:mstyle math:fontweight="bold">
          <math:mrow>
            <math:mi>U</math:mi>
          </math:mrow>
        </math:mstyle>
        <math:mrow>
          <math:mi>n</math:mi>
          <math:mo math:stretchy="false">+</math:mo>
          <math:mn>1</math:mn>
        </math:mrow>
      </math:msup>
      <math:mrow>
        <math:mi/>
        <math:mo math:stretchy="false">=</math:mo>
        <math:mi/>
      </math:mrow>
      <math:mfrac>
        <math:mrow>
          <math:mo math:stretchy="false">Δ</math:mo>
          <math:mi>t</math:mi>
        </math:mrow>
        <math:mrow>
          <math:mo math:stretchy="false">δ</math:mo>
          <math:mi>L</math:mi>
        </math:mrow>
      </math:mfrac>
      <math:mfenced math:open="" math:close="">
        <math:mrow>
          <math:mrow>
            <math:mrow>
              <math:msup>
                <math:msub>
                  <math:mstyle math:fontweight="bold">
                    <math:mrow>
                      <math:mi>E</math:mi>
                    </math:mrow>
                  </math:mstyle>
                  <math:mi>w</math:mi>
                </math:msub>
                <math:mrow>
                  <math:mi>n</math:mi>
                  <math:mo math:stretchy="false">+</math:mo>
                  <math:mn>1</math:mn>
                </math:mrow>
              </math:msup>
              <math:mo math:stretchy="false">−</math:mo>
              <math:msup>
                <math:msub>
                  <math:mstyle math:fontweight="bold">
                    <math:mrow>
                      <math:mi>E</math:mi>
                    </math:mrow>
                  </math:mstyle>
                  <math:mi>e</math:mi>
                </math:msub>
                <math:mrow>
                  <math:mi>n</math:mi>
                  <math:mo math:stretchy="false">+</math:mo>
                  <math:mn>1</math:mn>
                </math:mrow>
              </math:msup>
            </math:mrow>
            <math:mo math:stretchy="false">+</math:mo>
            <math:msup>
              <math:msub>
                <math:mstyle math:fontweight="bold">
                  <math:mrow>
                    <math:mi>F</math:mi>
                  </math:mrow>
                </math:mstyle>
                <math:mi>s</math:mi>
              </math:msub>
              <math:mrow>
                <math:mi>n</math:mi>
                <math:mo math:stretchy="false">+</math:mo>
                <math:mn>1</math:mn>
              </math:mrow>
            </math:msup>
          </math:mrow>
          <math:mo math:stretchy="false">−</math:mo>
          <math:msup>
            <math:msub>
              <math:mstyle math:fontweight="bold">
                <math:mrow>
                  <math:mi>F</math:mi>
                </math:mrow>
              </math:mstyle>
              <math:mi>n</math:mi>
            </math:msub>
            <math:mrow>
              <math:mi>n</math:mi>
              <math:mo math:stretchy="false">+</math:mo>
              <math:mn>1</math:mn>
            </math:mrow>
          </math:msup>
        </math:mrow>
      </math:mfenced>
      <math:mrow>
        <math:mi/>
        <math:mo math:stretchy="false">+</math:mo>
        <math:mi/>
      </math:mrow>
      <math:msup>
        <math:mstyle math:fontweight="bold">
          <math:mrow>
            <math:mi>U</math:mi>
          </math:mrow>
        </math:mstyle>
        <math:mi>n</math:mi>
      </math:msup>
    </math:mrow>
    <math:annotation math:encoding="StarMath 5.0">{bold U}^{n+1} `=` {%DELTA t}over{%delta L} left( {{bold E}_w}^{n+1} - {{bold E}_e}^{n+1} + {{bold F}_s}^{n+1} - {{bold F}_n}^{n+1} right) `+` {bold U}^n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ρ</math:mo>
        <math:mrow>
          <math:mi>n</math:mi>
          <math:mo math:stretchy="false">+</math:mo>
          <math:mn>1</math:mn>
        </math:mrow>
      </math:msup>
      <math:mrow>
        <math:mi/>
        <math:mo math:stretchy="false">=</math:mo>
        <math:mi/>
      </math:mrow>
      <math:mfrac>
        <math:mrow>
          <math:mo math:stretchy="false">Δ</math:mo>
          <math:mi>t</math:mi>
        </math:mrow>
        <math:mrow>
          <math:mo math:stretchy="false">δ</math:mo>
          <math:mi>L</math:mi>
        </math:mrow>
      </math:mfrac>
      <math:mfenced math:open="" math:close="">
        <math:mrow>
          <math:msubsup>
            <math:mrow>
              <math:mo math:stretchy="false">(</math:mo>
              <math:mrow>
                <math:mo math:stretchy="false">ρ</math:mo>
                <math:mi>u</math:mi>
              </math:mrow>
              <math:mo math:stretchy="false">)</math:mo>
            </math:mrow>
            <math:mi>w</math:mi>
            <math:mrow>
              <math:mi>n</math:mi>
              <math:mo math:stretchy="false">+</math:mo>
              <math:mn>1</math:mn>
            </math:mrow>
          </math:msubsup>
          <math:mrow>
            <math:mi/>
            <math:mo math:stretchy="false">−</math:mo>
            <math:mi/>
          </math:mrow>
          <math:msubsup>
            <math:mrow>
              <math:mo math:stretchy="false">(</math:mo>
              <math:mrow>
                <math:mo math:stretchy="false">ρ</math:mo>
                <math:mi>u</math:mi>
              </math:mrow>
              <math:mo math:stretchy="false">)</math:mo>
            </math:mrow>
            <math:mi>e</math:mi>
            <math:mrow>
              <math:mi>n</math:mi>
              <math:mo math:stretchy="false">+</math:mo>
              <math:mn>1</math:mn>
            </math:mrow>
          </math:msubsup>
          <math:mrow>
            <math:mi/>
            <math:mo math:stretchy="false">+</math:mo>
            <math:mi/>
          </math:mrow>
          <math:msubsup>
            <math:mrow>
              <math:mo math:stretchy="false">(</math:mo>
              <math:mrow>
                <math:mo math:stretchy="false">ρ</math:mo>
                <math:mi>v</math:mi>
              </math:mrow>
              <math:mo math:stretchy="false">)</math:mo>
            </math:mrow>
            <math:mi>s</math:mi>
            <math:mrow>
              <math:mi>n</math:mi>
              <math:mo math:stretchy="false">+</math:mo>
              <math:mn>1</math:mn>
            </math:mrow>
          </math:msubsup>
          <math:mrow>
            <math:mi/>
            <math:mo math:stretchy="false">−</math:mo>
            <math:mi/>
          </math:mrow>
          <math:msubsup>
            <math:mrow>
              <math:mo math:stretchy="false">(</math:mo>
              <math:mrow>
                <math:mo math:stretchy="false">ρ</math:mo>
                <math:mi>v</math:mi>
              </math:mrow>
              <math:mo math:stretchy="false">)</math:mo>
            </math:mrow>
            <math:mi>n</math:mi>
            <math:mrow>
              <math:mi>n</math:mi>
              <math:mo math:stretchy="false">+</math:mo>
              <math:mn>1</math:mn>
            </math:mrow>
          </math:msubsup>
        </math:mrow>
      </math:mfenced>
      <math:mrow>
        <math:mi/>
        <math:mo math:stretchy="false">+</math:mo>
        <math:mi/>
      </math:mrow>
      <math:msup>
        <math:mo math:stretchy="false">ρ</math:mo>
        <math:mi>n</math:mi>
      </math:msup>
    </math:mrow>
    <math:annotation math:encoding="StarMath 5.0">%rho^{n+1} `=` {%DELTA t}over{%delta L} left( (%rho u)_w^{n+1} `-` (%rho u)_e^{n+1} `+` (%rho v)_s^{n+1} `-` (%rho v)_n^{n+1} right) `+` %rho^n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φ</math:mo>
        <math:mrow>
          <math:mrow>
            <math:mi>n</math:mi>
            <math:mo math:stretchy="false">+</math:mo>
            <math:mn>1,</math:mn>
          </math:mrow>
          <math:mi/>
          <math:mn>0</math:mn>
        </math:mrow>
      </math:msup>
      <math:mrow>
        <math:mi/>
        <math:mo math:stretchy="false">=</math:mo>
        <math:mi/>
      </math:mrow>
      <math:msup>
        <math:mo math:stretchy="false">φ</math:mo>
        <math:mi>n</math:mi>
      </math:msup>
      <math:mi/>
      <math:mi>e</math:mi>
      <math:mi/>
      <math:mrow>
        <math:munder>
          <math:mi>lim</math:mi>
          <math:mrow>
            <math:mi>k</math:mi>
            <math:mo math:stretchy="false">→</math:mo>
            <math:mo math:stretchy="false">∞</math:mo>
          </math:mrow>
        </math:munder>
        <math:msup>
          <math:mo math:stretchy="false">φ</math:mo>
          <math:mrow>
            <math:mrow>
              <math:mi>n</math:mi>
              <math:mo math:stretchy="false">+</math:mo>
              <math:mn>1,</math:mn>
            </math:mrow>
            <math:mi>k</math:mi>
          </math:mrow>
        </math:msup>
      </math:mrow>
      <math:mrow>
        <math:mi/>
        <math:mo math:stretchy="false">=</math:mo>
        <math:mi/>
      </math:mrow>
      <math:msup>
        <math:mo math:stretchy="false">φ</math:mo>
        <math:mrow>
          <math:mi>n</math:mi>
          <math:mo math:stretchy="false">+</math:mo>
          <math:mn>1</math:mn>
        </math:mrow>
      </math:msup>
    </math:mrow>
    <math:annotation math:encoding="StarMath 5.0">%phi^{n+1,`0} `=` %phi^{n} ~~~~ e ~~~~ lim from{k toward infinity} %phi^{n+1,k} `=` %phi^{n+1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sup>
        <math:mo math:stretchy="false">ρ</math:mo>
        <math:mrow>
          <math:mrow>
            <math:mi>n</math:mi>
            <math:mo math:stretchy="false">+</math:mo>
            <math:mn>1,</math:mn>
          </math:mrow>
          <math:mi/>
          <math:mrow>
            <math:mi>k</math:mi>
            <math:mo math:stretchy="false">+</math:mo>
            <math:mn>1</math:mn>
          </math:mrow>
        </math:mrow>
      </math:msup>
      <math:mrow>
        <math:mi/>
        <math:mo math:stretchy="false">=</math:mo>
        <math:mi/>
      </math:mrow>
      <math:mfrac>
        <math:mrow>
          <math:mo math:stretchy="false">Δ</math:mo>
          <math:mi>t</math:mi>
        </math:mrow>
        <math:mrow>
          <math:mo math:stretchy="false">δ</math:mo>
          <math:mi>L</math:mi>
        </math:mrow>
      </math:mfrac>
      <math:mfenced math:open="" math:close="">
        <math:mrow>
          <math:mrow>
            <math:mrow>
              <math:msubsup>
                <math:mrow>
                  <math:mo math:stretchy="false">(</math:mo>
                  <math:mrow>
                    <math:mo math:stretchy="false">ρ</math:mo>
                    <math:mi>u</math:mi>
                  </math:mrow>
                  <math:mo math:stretchy="false">)</math:mo>
                </math:mrow>
                <math:mi>w</math:mi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bsup>
              <math:mo math:stretchy="false">−</math:mo>
              <math:msubsup>
                <math:mrow>
                  <math:mo math:stretchy="false">(</math:mo>
                  <math:mrow>
                    <math:mo math:stretchy="false">ρ</math:mo>
                    <math:mi>u</math:mi>
                  </math:mrow>
                  <math:mo math:stretchy="false">)</math:mo>
                </math:mrow>
                <math:mi>e</math:mi>
                <math:mrow>
                  <math:mrow>
                    <math:mi>n</math:mi>
                    <math:mo math:stretchy="false">+</math:mo>
                    <math:mn>1,</math:mn>
                  </math:mrow>
                  <math:mi/>
                  <math:mi>k</math:mi>
                </math:mrow>
              </math:msubsup>
            </math:mrow>
            <math:mo math:stretchy="false">+</math:mo>
            <math:msubsup>
              <math:mrow>
                <math:mo math:stretchy="false">(</math:mo>
                <math:mrow>
                  <math:mo math:stretchy="false">ρ</math:mo>
                  <math:mi>v</math:mi>
                </math:mrow>
                <math:mo math:stretchy="false">)</math:mo>
              </math:mrow>
              <math:mi>s</math:mi>
              <math:mrow>
                <math:mrow>
                  <math:mi>n</math:mi>
                  <math:mo math:stretchy="false">+</math:mo>
                  <math:mn>1,</math:mn>
                </math:mrow>
                <math:mi/>
                <math:mi>k</math:mi>
              </math:mrow>
            </math:msubsup>
          </math:mrow>
          <math:mo math:stretchy="false">−</math:mo>
          <math:msubsup>
            <math:mrow>
              <math:mo math:stretchy="false">(</math:mo>
              <math:mrow>
                <math:mo math:stretchy="false">ρ</math:mo>
                <math:mi>v</math:mi>
              </math:mrow>
              <math:mo math:stretchy="false">)</math:mo>
            </math:mrow>
            <math:mi>n</math:mi>
            <math:mrow>
              <math:mrow>
                <math:mi>n</math:mi>
                <math:mo math:stretchy="false">+</math:mo>
                <math:mn>1,</math:mn>
              </math:mrow>
              <math:mi/>
              <math:mi>k</math:mi>
            </math:mrow>
          </math:msubsup>
        </math:mrow>
      </math:mfenced>
      <math:mrow>
        <math:mi/>
        <math:mo math:stretchy="false">+</math:mo>
        <math:mi/>
      </math:mrow>
      <math:msup>
        <math:mo math:stretchy="false">ρ</math:mo>
        <math:mi>n</math:mi>
      </math:msup>
    </math:mrow>
    <math:annotation math:encoding="StarMath 5.0">%rho^{n+1,`k+1} `=` {%DELTA t}over{%delta L} left( (%rho u)_w^{n+1,`k}-(%rho u)_e^{n+1,`k}+(%rho v)_s^{n+1,`k}-(%rho v)_n^{n+1,`k} right) `+` %rho^n</math:annotation>
  </math:semantics>
</math:math>
</file>